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2.6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at Feb  8 19:43:25 2025_oak_image_stereo_test_2_rap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43805.302" calcext:value-type="float">
            <text:p>1739043805.302</text:p>
          </table:table-cell>
          <table:table-cell office:value-type="float" office:value="1739043806.907" calcext:value-type="float">
            <text:p>1739043806.9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]-[.A2]" office:value-type="float" office:value="1.60500001907349" calcext:value-type="float">
            <text:p>1.60500001907349</text:p>
          </table:table-cell>
          <table:table-cell/>
          <table:table-cell table:formula="of:=[.H2] - [.K2]" office:value-type="float" office:value="0.898000240325927" calcext:value-type="float">
            <text:p>0.89800024032592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05.436" calcext:value-type="float">
            <text:p>1739043805.436</text:p>
          </table:table-cell>
          <table:table-cell office:value-type="float" office:value="1739043807.21" calcext:value-type="float">
            <text:p>1739043807.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]-[.A3]" office:value-type="float" office:value="1.7739999294281" calcext:value-type="float">
            <text:p>1.7739999294281</text:p>
          </table:table-cell>
          <table:table-cell/>
          <table:table-cell table:formula="of:=[.H3] - [.K3]" office:value-type="float" office:value="1.06700015068054" calcext:value-type="float">
            <text:p>1.0670001506805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05.702" calcext:value-type="float">
            <text:p>1739043805.702</text:p>
          </table:table-cell>
          <table:table-cell office:value-type="float" office:value="1739043807.535" calcext:value-type="float">
            <text:p>1739043807.5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]-[.A4]" office:value-type="float" office:value="1.83300018310547" calcext:value-type="float">
            <text:p>1.83300018310547</text:p>
          </table:table-cell>
          <table:table-cell/>
          <table:table-cell table:formula="of:=[.H4] - [.K4]" office:value-type="float" office:value="1.12600040435791" calcext:value-type="float">
            <text:p>1.1260004043579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06.802" calcext:value-type="float">
            <text:p>1739043806.802</text:p>
          </table:table-cell>
          <table:table-cell office:value-type="float" office:value="1739043808.608" calcext:value-type="float">
            <text:p>1739043808.6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]-[.A5]" office:value-type="float" office:value="1.80599999427795" calcext:value-type="float">
            <text:p>1.80599999427795</text:p>
          </table:table-cell>
          <table:table-cell/>
          <table:table-cell table:formula="of:=[.H5] - [.K5]" office:value-type="float" office:value="1.0990002155304" calcext:value-type="float">
            <text:p>1.099000215530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07.202" calcext:value-type="float">
            <text:p>1739043807.202</text:p>
          </table:table-cell>
          <table:table-cell office:value-type="float" office:value="1739043810.413" calcext:value-type="float">
            <text:p>1739043810.4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]-[.A6]" office:value-type="float" office:value="3.2110002040863" calcext:value-type="float">
            <text:p>3.2110002040863</text:p>
          </table:table-cell>
          <table:table-cell/>
          <table:table-cell table:formula="of:=[.H6] - [.K6]" office:value-type="float" office:value="2.50400042533874" calcext:value-type="float">
            <text:p>2.5040004253387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07.269" calcext:value-type="float">
            <text:p>1739043807.269</text:p>
          </table:table-cell>
          <table:table-cell office:value-type="float" office:value="1739043810.716" calcext:value-type="float">
            <text:p>1739043810.7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]-[.A7]" office:value-type="float" office:value="3.44700002670288" calcext:value-type="float">
            <text:p>3.44700002670288</text:p>
          </table:table-cell>
          <table:table-cell/>
          <table:table-cell table:formula="of:=[.H7] - [.K7]" office:value-type="float" office:value="2.74000024795532" calcext:value-type="float">
            <text:p>2.7400002479553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09.402" calcext:value-type="float">
            <text:p>1739043809.402</text:p>
          </table:table-cell>
          <table:table-cell office:value-type="float" office:value="1739043811.027" calcext:value-type="float">
            <text:p>1739043811.0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]-[.A8]" office:value-type="float" office:value="1.625" calcext:value-type="float">
            <text:p>1.625</text:p>
          </table:table-cell>
          <table:table-cell/>
          <table:table-cell table:formula="of:=[.H8] - [.K8]" office:value-type="float" office:value="0.918000221252441" calcext:value-type="float">
            <text:p>0.91800022125244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10.602" calcext:value-type="float">
            <text:p>1739043810.602</text:p>
          </table:table-cell>
          <table:table-cell office:value-type="float" office:value="1739043813.081" calcext:value-type="float">
            <text:p>1739043813.0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]-[.A9]" office:value-type="float" office:value="2.47900009155273" calcext:value-type="float">
            <text:p>2.47900009155273</text:p>
          </table:table-cell>
          <table:table-cell/>
          <table:table-cell table:formula="of:=[.H9] - [.K9]" office:value-type="float" office:value="1.77200031280518" calcext:value-type="float">
            <text:p>1.7720003128051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11.602" calcext:value-type="float">
            <text:p>1739043811.602</text:p>
          </table:table-cell>
          <table:table-cell office:value-type="float" office:value="1739043813.559" calcext:value-type="float">
            <text:p>1739043813.5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]-[.A10]" office:value-type="float" office:value="1.95700001716614" calcext:value-type="float">
            <text:p>1.95700001716614</text:p>
          </table:table-cell>
          <table:table-cell/>
          <table:table-cell table:formula="of:=[.H10] - [.K10]" office:value-type="float" office:value="1.25000023841858" calcext:value-type="float">
            <text:p>1.2500002384185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11.802" calcext:value-type="float">
            <text:p>1739043811.802</text:p>
          </table:table-cell>
          <table:table-cell office:value-type="float" office:value="1739043813.784" calcext:value-type="float">
            <text:p>1739043813.7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]-[.A11]" office:value-type="float" office:value="1.98199987411499" calcext:value-type="float">
            <text:p>1.98199987411499</text:p>
          </table:table-cell>
          <table:table-cell/>
          <table:table-cell table:formula="of:=[.H11] - [.K11]" office:value-type="float" office:value="1.27500009536743" calcext:value-type="float">
            <text:p>1.2750000953674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12.536" calcext:value-type="float">
            <text:p>1739043812.536</text:p>
          </table:table-cell>
          <table:table-cell office:value-type="float" office:value="1739043815.448" calcext:value-type="float">
            <text:p>1739043815.4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]-[.A12]" office:value-type="float" office:value="2.91199994087219" calcext:value-type="float">
            <text:p>2.91199994087219</text:p>
          </table:table-cell>
          <table:table-cell/>
          <table:table-cell table:formula="of:=[.H12] - [.K12]" office:value-type="float" office:value="2.20500016212463" calcext:value-type="float">
            <text:p>2.2050001621246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12.869" calcext:value-type="float">
            <text:p>1739043812.869</text:p>
          </table:table-cell>
          <table:table-cell office:value-type="float" office:value="1739043815.764" calcext:value-type="float">
            <text:p>1739043815.7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]-[.A13]" office:value-type="float" office:value="2.89499998092651" calcext:value-type="float">
            <text:p>2.89499998092651</text:p>
          </table:table-cell>
          <table:table-cell/>
          <table:table-cell table:formula="of:=[.H13] - [.K13]" office:value-type="float" office:value="2.18800020217895" calcext:value-type="float">
            <text:p>2.1880002021789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14.269" calcext:value-type="float">
            <text:p>1739043814.269</text:p>
          </table:table-cell>
          <table:table-cell office:value-type="float" office:value="1739043816.076" calcext:value-type="float">
            <text:p>1739043816.0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]-[.A14]" office:value-type="float" office:value="1.80699992179871" calcext:value-type="float">
            <text:p>1.80699992179871</text:p>
          </table:table-cell>
          <table:table-cell/>
          <table:table-cell table:formula="of:=[.H14] - [.K14]" office:value-type="float" office:value="1.10000014305115" calcext:value-type="float">
            <text:p>1.1000001430511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15.236" calcext:value-type="float">
            <text:p>1739043815.236</text:p>
          </table:table-cell>
          <table:table-cell office:value-type="float" office:value="1739043820.3" calcext:value-type="float">
            <text:p>1739043820.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]-[.A15]" office:value-type="float" office:value="5.06399989128113" calcext:value-type="float">
            <text:p>5.06399989128113</text:p>
          </table:table-cell>
          <table:table-cell/>
          <table:table-cell table:formula="of:=[.H15] - [.K15]" office:value-type="float" office:value="4.35700011253357" calcext:value-type="float">
            <text:p>4.3570001125335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19.036" calcext:value-type="float">
            <text:p>1739043819.036</text:p>
          </table:table-cell>
          <table:table-cell office:value-type="float" office:value="1739043820.735" calcext:value-type="float">
            <text:p>1739043820.7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]-[.A16]" office:value-type="float" office:value="1.69899988174438" calcext:value-type="float">
            <text:p>1.69899988174438</text:p>
          </table:table-cell>
          <table:table-cell/>
          <table:table-cell table:formula="of:=[.H16] - [.K16]" office:value-type="float" office:value="0.992000102996826" calcext:value-type="float">
            <text:p>0.99200010299682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19.202" calcext:value-type="float">
            <text:p>1739043819.202</text:p>
          </table:table-cell>
          <table:table-cell office:value-type="float" office:value="1739043821.037" calcext:value-type="float">
            <text:p>1739043821.0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]-[.A17]" office:value-type="float" office:value="1.83500003814697" calcext:value-type="float">
            <text:p>1.83500003814697</text:p>
          </table:table-cell>
          <table:table-cell/>
          <table:table-cell table:formula="of:=[.H17] - [.K17]" office:value-type="float" office:value="1.12800025939941" calcext:value-type="float">
            <text:p>1.1280002593994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21.436" calcext:value-type="float">
            <text:p>1739043821.436</text:p>
          </table:table-cell>
          <table:table-cell office:value-type="float" office:value="1739043823.801" calcext:value-type="float">
            <text:p>1739043823.8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]-[.A18]" office:value-type="float" office:value="2.36500000953674" calcext:value-type="float">
            <text:p>2.36500000953674</text:p>
          </table:table-cell>
          <table:table-cell/>
          <table:table-cell table:formula="of:=[.H18] - [.K18]" office:value-type="float" office:value="1.65800023078918" calcext:value-type="float">
            <text:p>1.6580002307891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22.536" calcext:value-type="float">
            <text:p>1739043822.536</text:p>
          </table:table-cell>
          <table:table-cell office:value-type="float" office:value="1739043824.167" calcext:value-type="float">
            <text:p>1739043824.1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]-[.A19]" office:value-type="float" office:value="1.63100004196167" calcext:value-type="float">
            <text:p>1.63100004196167</text:p>
          </table:table-cell>
          <table:table-cell/>
          <table:table-cell table:formula="of:=[.H19] - [.K19]" office:value-type="float" office:value="0.924000263214111" calcext:value-type="float">
            <text:p>0.92400026321411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22.736" calcext:value-type="float">
            <text:p>1739043822.736</text:p>
          </table:table-cell>
          <table:table-cell office:value-type="float" office:value="1739043824.578" calcext:value-type="float">
            <text:p>1739043824.5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]-[.A20]" office:value-type="float" office:value="1.84200000762939" calcext:value-type="float">
            <text:p>1.84200000762939</text:p>
          </table:table-cell>
          <table:table-cell/>
          <table:table-cell table:formula="of:=[.H20] - [.K20]" office:value-type="float" office:value="1.13500022888184" calcext:value-type="float">
            <text:p>1.1350002288818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22.902" calcext:value-type="float">
            <text:p>1739043822.902</text:p>
          </table:table-cell>
          <table:table-cell office:value-type="float" office:value="1739043826.548" calcext:value-type="float">
            <text:p>1739043826.5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]-[.A21]" office:value-type="float" office:value="3.64600014686584" calcext:value-type="float">
            <text:p>3.64600014686584</text:p>
          </table:table-cell>
          <table:table-cell/>
          <table:table-cell table:formula="of:=[.H21] - [.K21]" office:value-type="float" office:value="2.93900036811829" calcext:value-type="float">
            <text:p>2.9390003681182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25.036" calcext:value-type="float">
            <text:p>1739043825.036</text:p>
          </table:table-cell>
          <table:table-cell office:value-type="float" office:value="1739043827.167" calcext:value-type="float">
            <text:p>1739043827.1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]-[.A22]" office:value-type="float" office:value="2.13100004196167" calcext:value-type="float">
            <text:p>2.13100004196167</text:p>
          </table:table-cell>
          <table:table-cell/>
          <table:table-cell table:formula="of:=[.H22] - [.K22]" office:value-type="float" office:value="1.42400026321411" calcext:value-type="float">
            <text:p>1.4240002632141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25.169" calcext:value-type="float">
            <text:p>1739043825.169</text:p>
          </table:table-cell>
          <table:table-cell office:value-type="float" office:value="1739043827.231" calcext:value-type="float">
            <text:p>1739043827.2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]-[.A23]" office:value-type="float" office:value="2.06200003623962" calcext:value-type="float">
            <text:p>2.06200003623962</text:p>
          </table:table-cell>
          <table:table-cell/>
          <table:table-cell table:formula="of:=[.H23] - [.K23]" office:value-type="float" office:value="1.35500025749207" calcext:value-type="float">
            <text:p>1.3550002574920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27.502" calcext:value-type="float">
            <text:p>1739043827.502</text:p>
          </table:table-cell>
          <table:table-cell office:value-type="float" office:value="1739043830.853" calcext:value-type="float">
            <text:p>1739043830.8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]-[.A24]" office:value-type="float" office:value="3.35099983215332" calcext:value-type="float">
            <text:p>3.35099983215332</text:p>
          </table:table-cell>
          <table:table-cell/>
          <table:table-cell table:formula="of:=[.H24] - [.K24]" office:value-type="float" office:value="2.64400005340576" calcext:value-type="float">
            <text:p>2.6440000534057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29.702" calcext:value-type="float">
            <text:p>1739043829.702</text:p>
          </table:table-cell>
          <table:table-cell office:value-type="float" office:value="1739043833.191" calcext:value-type="float">
            <text:p>1739043833.1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]-[.A25]" office:value-type="float" office:value="3.48900008201599" calcext:value-type="float">
            <text:p>3.48900008201599</text:p>
          </table:table-cell>
          <table:table-cell/>
          <table:table-cell table:formula="of:=[.H25] - [.K25]" office:value-type="float" office:value="2.78200030326843" calcext:value-type="float">
            <text:p>2.7820003032684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1.802" calcext:value-type="float">
            <text:p>1739043831.802</text:p>
          </table:table-cell>
          <table:table-cell office:value-type="float" office:value="1739043833.498" calcext:value-type="float">
            <text:p>1739043833.4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]-[.A26]" office:value-type="float" office:value="1.69599986076355" calcext:value-type="float">
            <text:p>1.69599986076355</text:p>
          </table:table-cell>
          <table:table-cell/>
          <table:table-cell table:formula="of:=[.H26] - [.K26]" office:value-type="float" office:value="0.989000082015991" calcext:value-type="float">
            <text:p>0.98900008201599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4.469" calcext:value-type="float">
            <text:p>1739043834.469</text:p>
          </table:table-cell>
          <table:table-cell office:value-type="float" office:value="1739043837.458" calcext:value-type="float">
            <text:p>1739043837.4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]-[.A27]" office:value-type="float" office:value="2.98899984359741" calcext:value-type="float">
            <text:p>2.98899984359741</text:p>
          </table:table-cell>
          <table:table-cell/>
          <table:table-cell table:formula="of:=[.H27] - [.K27]" office:value-type="float" office:value="2.28200006484985" calcext:value-type="float">
            <text:p>2.2820000648498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4.502" calcext:value-type="float">
            <text:p>1739043834.502</text:p>
          </table:table-cell>
          <table:table-cell office:value-type="float" office:value="1739043837.793" calcext:value-type="float">
            <text:p>1739043837.7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]-[.A28]" office:value-type="float" office:value="3.29099988937378" calcext:value-type="float">
            <text:p>3.29099988937378</text:p>
          </table:table-cell>
          <table:table-cell/>
          <table:table-cell table:formula="of:=[.H28] - [.K28]" office:value-type="float" office:value="2.58400011062622" calcext:value-type="float">
            <text:p>2.5840001106262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6.102" calcext:value-type="float">
            <text:p>1739043836.102</text:p>
          </table:table-cell>
          <table:table-cell office:value-type="float" office:value="1739043838.16" calcext:value-type="float">
            <text:p>1739043838.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]-[.A29]" office:value-type="float" office:value="2.05800008773804" calcext:value-type="float">
            <text:p>2.05800008773804</text:p>
          </table:table-cell>
          <table:table-cell/>
          <table:table-cell table:formula="of:=[.H29] - [.K29]" office:value-type="float" office:value="1.35100030899048" calcext:value-type="float">
            <text:p>1.3510003089904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6.836" calcext:value-type="float">
            <text:p>1739043836.836</text:p>
          </table:table-cell>
          <table:table-cell office:value-type="float" office:value="1739043838.714" calcext:value-type="float">
            <text:p>1739043838.7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]-[.A30]" office:value-type="float" office:value="1.87800002098084" calcext:value-type="float">
            <text:p>1.87800002098084</text:p>
          </table:table-cell>
          <table:table-cell/>
          <table:table-cell table:formula="of:=[.H30] - [.K30]" office:value-type="float" office:value="1.17100024223328" calcext:value-type="float">
            <text:p>1.1710002422332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7.303" calcext:value-type="float">
            <text:p>1739043837.303</text:p>
          </table:table-cell>
          <table:table-cell office:value-type="float" office:value="1739043839.051" calcext:value-type="float">
            <text:p>1739043839.0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]-[.A31]" office:value-type="float" office:value="1.7480001449585" calcext:value-type="float">
            <text:p>1.7480001449585</text:p>
          </table:table-cell>
          <table:table-cell/>
          <table:table-cell table:formula="of:=[.H31] - [.K31]" office:value-type="float" office:value="1.04100036621094" calcext:value-type="float">
            <text:p>1.0410003662109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7.969" calcext:value-type="float">
            <text:p>1739043837.969</text:p>
          </table:table-cell>
          <table:table-cell office:value-type="float" office:value="1739043839.795" calcext:value-type="float">
            <text:p>1739043839.7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]-[.A32]" office:value-type="float" office:value="1.82599997520447" calcext:value-type="float">
            <text:p>1.82599997520447</text:p>
          </table:table-cell>
          <table:table-cell/>
          <table:table-cell table:formula="of:=[.H32] - [.K32]" office:value-type="float" office:value="1.11900019645691" calcext:value-type="float">
            <text:p>1.1190001964569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9.336" calcext:value-type="float">
            <text:p>1739043839.336</text:p>
          </table:table-cell>
          <table:table-cell office:value-type="float" office:value="1739043841.045" calcext:value-type="float">
            <text:p>1739043841.0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]-[.A33]" office:value-type="float" office:value="1.70900011062622" calcext:value-type="float">
            <text:p>1.70900011062622</text:p>
          </table:table-cell>
          <table:table-cell/>
          <table:table-cell table:formula="of:=[.H33] - [.K33]" office:value-type="float" office:value="1.00200033187866" calcext:value-type="float">
            <text:p>1.0020003318786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9.636" calcext:value-type="float">
            <text:p>1739043839.636</text:p>
          </table:table-cell>
          <table:table-cell office:value-type="float" office:value="1739043841.383" calcext:value-type="float">
            <text:p>1739043841.3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]-[.A34]" office:value-type="float" office:value="1.74699997901917" calcext:value-type="float">
            <text:p>1.74699997901917</text:p>
          </table:table-cell>
          <table:table-cell/>
          <table:table-cell table:formula="of:=[.H34] - [.K34]" office:value-type="float" office:value="1.04000020027161" calcext:value-type="float">
            <text:p>1.0400002002716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39.703" calcext:value-type="float">
            <text:p>1739043839.703</text:p>
          </table:table-cell>
          <table:table-cell office:value-type="float" office:value="1739043841.689" calcext:value-type="float">
            <text:p>1739043841.6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]-[.A35]" office:value-type="float" office:value="1.98599982261658" calcext:value-type="float">
            <text:p>1.98599982261658</text:p>
          </table:table-cell>
          <table:table-cell/>
          <table:table-cell table:formula="of:=[.H35] - [.K35]" office:value-type="float" office:value="1.27900004386902" calcext:value-type="float">
            <text:p>1.2790000438690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41.469" calcext:value-type="float">
            <text:p>1739043841.469</text:p>
          </table:table-cell>
          <table:table-cell office:value-type="float" office:value="1739043845.376" calcext:value-type="float">
            <text:p>1739043845.3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]-[.A36]" office:value-type="float" office:value="3.90699982643127" calcext:value-type="float">
            <text:p>3.90699982643127</text:p>
          </table:table-cell>
          <table:table-cell/>
          <table:table-cell table:formula="of:=[.H36] - [.K36]" office:value-type="float" office:value="3.20000004768372" calcext:value-type="float">
            <text:p>3.2000000476837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table:style-name="ce1" office:value-type="float" office:value="1739043844.069" calcext:value-type="float">
            <text:p>1739043844.069</text:p>
          </table:table-cell>
          <table:table-cell table:style-name="ce1" office:value-type="float" office:value="1739043846.739" calcext:value-type="float">
            <text:p>1739043846.739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843200" calcext:value-type="float">
            <text:p>1843200</text:p>
          </table:table-cell>
          <table:table-cell table:style-name="ce1"/>
          <table:table-cell table:style-name="ce1" table:formula="of:=[.B37]-[.A37]" office:value-type="float" office:value="2.67000007629395" calcext:value-type="float">
            <text:p>2.67000007629395</text:p>
          </table:table-cell>
          <table:table-cell table:style-name="ce1"/>
          <table:table-cell table:style-name="ce1" table:formula="of:=[.H37] - [.K37]" office:value-type="float" office:value="1.96300029754639" calcext:value-type="float">
            <text:p>1.96300029754639</text:p>
          </table:table-cell>
          <table:table-cell table:style-name="ce1" table:formula="of:=[.$H$300]" office:value-type="float" office:value="0.706999778747559" calcext:value-type="float">
            <text:p>0.706999778747559</text:p>
          </table:table-cell>
          <table:table-cell table:style-name="ce1" table:number-columns-repeated="1013"/>
        </table:table-row>
        <table:table-row table:style-name="ro1">
          <table:table-cell office:value-type="float" office:value="1739043845.803" calcext:value-type="float">
            <text:p>1739043845.803</text:p>
          </table:table-cell>
          <table:table-cell office:value-type="float" office:value="1739043851.544" calcext:value-type="float">
            <text:p>1739043851.5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8]-[.A38]" office:value-type="float" office:value="5.7409999370575" calcext:value-type="float">
            <text:p>5.7409999370575</text:p>
          </table:table-cell>
          <table:table-cell/>
          <table:table-cell table:formula="of:=[.H38] - [.K38]" office:value-type="float" office:value="5.03400015830994" calcext:value-type="float">
            <text:p>5.0340001583099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50.603" calcext:value-type="float">
            <text:p>1739043850.603</text:p>
          </table:table-cell>
          <table:table-cell office:value-type="float" office:value="1739043853.447" calcext:value-type="float">
            <text:p>1739043853.4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9]-[.A39]" office:value-type="float" office:value="2.84400010108948" calcext:value-type="float">
            <text:p>2.84400010108948</text:p>
          </table:table-cell>
          <table:table-cell/>
          <table:table-cell table:formula="of:=[.H39] - [.K39]" office:value-type="float" office:value="2.13700032234192" calcext:value-type="float">
            <text:p>2.1370003223419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50.636" calcext:value-type="float">
            <text:p>1739043850.636</text:p>
          </table:table-cell>
          <table:table-cell office:value-type="float" office:value="1739043853.771" calcext:value-type="float">
            <text:p>1739043853.7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0]-[.A40]" office:value-type="float" office:value="3.13499999046326" calcext:value-type="float">
            <text:p>3.13499999046326</text:p>
          </table:table-cell>
          <table:table-cell/>
          <table:table-cell table:formula="of:=[.H40] - [.K40]" office:value-type="float" office:value="2.4280002117157" calcext:value-type="float">
            <text:p>2.428000211715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54.402" calcext:value-type="float">
            <text:p>1739043854.402</text:p>
          </table:table-cell>
          <table:table-cell office:value-type="float" office:value="1739043856.186" calcext:value-type="float">
            <text:p>1739043856.1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1]-[.A41]" office:value-type="float" office:value="1.78400015830994" calcext:value-type="float">
            <text:p>1.78400015830994</text:p>
          </table:table-cell>
          <table:table-cell/>
          <table:table-cell table:formula="of:=[.H41] - [.K41]" office:value-type="float" office:value="1.07700037956238" calcext:value-type="float">
            <text:p>1.0770003795623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54.602" calcext:value-type="float">
            <text:p>1739043854.602</text:p>
          </table:table-cell>
          <table:table-cell office:value-type="float" office:value="1739043856.958" calcext:value-type="float">
            <text:p>1739043856.9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2]-[.A42]" office:value-type="float" office:value="2.35599994659424" calcext:value-type="float">
            <text:p>2.35599994659424</text:p>
          </table:table-cell>
          <table:table-cell/>
          <table:table-cell table:formula="of:=[.H42] - [.K42]" office:value-type="float" office:value="1.64900016784668" calcext:value-type="float">
            <text:p>1.6490001678466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56.136" calcext:value-type="float">
            <text:p>1739043856.136</text:p>
          </table:table-cell>
          <table:table-cell office:value-type="float" office:value="1739043857.871" calcext:value-type="float">
            <text:p>1739043857.8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3]-[.A43]" office:value-type="float" office:value="1.7350001335144" calcext:value-type="float">
            <text:p>1.7350001335144</text:p>
          </table:table-cell>
          <table:table-cell/>
          <table:table-cell table:formula="of:=[.H43] - [.K43]" office:value-type="float" office:value="1.02800035476685" calcext:value-type="float">
            <text:p>1.0280003547668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58.169" calcext:value-type="float">
            <text:p>1739043858.169</text:p>
          </table:table-cell>
          <table:table-cell office:value-type="float" office:value="1739043861.377" calcext:value-type="float">
            <text:p>1739043861.3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4]-[.A44]" office:value-type="float" office:value="3.20800018310547" calcext:value-type="float">
            <text:p>3.20800018310547</text:p>
          </table:table-cell>
          <table:table-cell/>
          <table:table-cell table:formula="of:=[.H44] - [.K44]" office:value-type="float" office:value="2.50100040435791" calcext:value-type="float">
            <text:p>2.5010004043579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60.469" calcext:value-type="float">
            <text:p>1739043860.469</text:p>
          </table:table-cell>
          <table:table-cell office:value-type="float" office:value="1739043863.251" calcext:value-type="float">
            <text:p>1739043863.2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5]-[.A45]" office:value-type="float" office:value="2.78199982643127" calcext:value-type="float">
            <text:p>2.78199982643127</text:p>
          </table:table-cell>
          <table:table-cell/>
          <table:table-cell table:formula="of:=[.H45] - [.K45]" office:value-type="float" office:value="2.07500004768372" calcext:value-type="float">
            <text:p>2.0750000476837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61.636" calcext:value-type="float">
            <text:p>1739043861.636</text:p>
          </table:table-cell>
          <table:table-cell office:value-type="float" office:value="1739043863.451" calcext:value-type="float">
            <text:p>1739043863.4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6]-[.A46]" office:value-type="float" office:value="1.81500005722046" calcext:value-type="float">
            <text:p>1.81500005722046</text:p>
          </table:table-cell>
          <table:table-cell/>
          <table:table-cell table:formula="of:=[.H46] - [.K46]" office:value-type="float" office:value="1.1080002784729" calcext:value-type="float">
            <text:p>1.108000278472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61.836" calcext:value-type="float">
            <text:p>1739043861.836</text:p>
          </table:table-cell>
          <table:table-cell office:value-type="float" office:value="1739043863.771" calcext:value-type="float">
            <text:p>1739043863.7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7]-[.A47]" office:value-type="float" office:value="1.93499994277954" calcext:value-type="float">
            <text:p>1.93499994277954</text:p>
          </table:table-cell>
          <table:table-cell/>
          <table:table-cell table:formula="of:=[.H47] - [.K47]" office:value-type="float" office:value="1.22800016403198" calcext:value-type="float">
            <text:p>1.2280001640319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62.436" calcext:value-type="float">
            <text:p>1739043862.436</text:p>
          </table:table-cell>
          <table:table-cell office:value-type="float" office:value="1739043864.073" calcext:value-type="float">
            <text:p>1739043864.0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8]-[.A48]" office:value-type="float" office:value="1.63699984550476" calcext:value-type="float">
            <text:p>1.63699984550476</text:p>
          </table:table-cell>
          <table:table-cell/>
          <table:table-cell table:formula="of:=[.H48] - [.K48]" office:value-type="float" office:value="0.930000066757202" calcext:value-type="float">
            <text:p>0.93000006675720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65.069" calcext:value-type="float">
            <text:p>1739043865.069</text:p>
          </table:table-cell>
          <table:table-cell office:value-type="float" office:value="1739043866.673" calcext:value-type="float">
            <text:p>1739043866.6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9]-[.A49]" office:value-type="float" office:value="1.60400009155273" calcext:value-type="float">
            <text:p>1.60400009155273</text:p>
          </table:table-cell>
          <table:table-cell/>
          <table:table-cell table:formula="of:=[.H49] - [.K49]" office:value-type="float" office:value="0.897000312805175" calcext:value-type="float">
            <text:p>0.89700031280517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65.403" calcext:value-type="float">
            <text:p>1739043865.403</text:p>
          </table:table-cell>
          <table:table-cell office:value-type="float" office:value="1739043867.067" calcext:value-type="float">
            <text:p>1739043867.0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0]-[.A50]" office:value-type="float" office:value="1.6639997959137" calcext:value-type="float">
            <text:p>1.6639997959137</text:p>
          </table:table-cell>
          <table:table-cell/>
          <table:table-cell table:formula="of:=[.H50] - [.K50]" office:value-type="float" office:value="0.957000017166137" calcext:value-type="float">
            <text:p>0.95700001716613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65.736" calcext:value-type="float">
            <text:p>1739043865.736</text:p>
          </table:table-cell>
          <table:table-cell office:value-type="float" office:value="1739043869.941" calcext:value-type="float">
            <text:p>1739043869.9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1]-[.A51]" office:value-type="float" office:value="4.20499992370606" calcext:value-type="float">
            <text:p>4.20499992370606</text:p>
          </table:table-cell>
          <table:table-cell/>
          <table:table-cell table:formula="of:=[.H51] - [.K51]" office:value-type="float" office:value="3.4980001449585" calcext:value-type="float">
            <text:p>3.498000144958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65.769" calcext:value-type="float">
            <text:p>1739043865.769</text:p>
          </table:table-cell>
          <table:table-cell office:value-type="float" office:value="1739043870.252" calcext:value-type="float">
            <text:p>1739043870.2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2]-[.A52]" office:value-type="float" office:value="4.48300004005432" calcext:value-type="float">
            <text:p>4.48300004005432</text:p>
          </table:table-cell>
          <table:table-cell/>
          <table:table-cell table:formula="of:=[.H52] - [.K52]" office:value-type="float" office:value="3.77600026130676" calcext:value-type="float">
            <text:p>3.7760002613067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68.603" calcext:value-type="float">
            <text:p>1739043868.603</text:p>
          </table:table-cell>
          <table:table-cell office:value-type="float" office:value="1739043873.531" calcext:value-type="float">
            <text:p>1739043873.5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3]-[.A53]" office:value-type="float" office:value="4.92799997329712" calcext:value-type="float">
            <text:p>4.92799997329712</text:p>
          </table:table-cell>
          <table:table-cell/>
          <table:table-cell table:formula="of:=[.H53] - [.K53]" office:value-type="float" office:value="4.22100019454956" calcext:value-type="float">
            <text:p>4.2210001945495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72.903" calcext:value-type="float">
            <text:p>1739043872.903</text:p>
          </table:table-cell>
          <table:table-cell office:value-type="float" office:value="1739043875.726" calcext:value-type="float">
            <text:p>1739043875.7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4]-[.A54]" office:value-type="float" office:value="2.82299995422363" calcext:value-type="float">
            <text:p>2.82299995422363</text:p>
          </table:table-cell>
          <table:table-cell/>
          <table:table-cell table:formula="of:=[.H54] - [.K54]" office:value-type="float" office:value="2.11600017547607" calcext:value-type="float">
            <text:p>2.1160001754760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76.403" calcext:value-type="float">
            <text:p>1739043876.403</text:p>
          </table:table-cell>
          <table:table-cell office:value-type="float" office:value="1739043878.011" calcext:value-type="float">
            <text:p>1739043878.0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5]-[.A55]" office:value-type="float" office:value="1.60799980163574" calcext:value-type="float">
            <text:p>1.60799980163574</text:p>
          </table:table-cell>
          <table:table-cell/>
          <table:table-cell table:formula="of:=[.H55] - [.K55]" office:value-type="float" office:value="0.901000022888183" calcext:value-type="float">
            <text:p>0.90100002288818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77.103" calcext:value-type="float">
            <text:p>1739043877.103</text:p>
          </table:table-cell>
          <table:table-cell office:value-type="float" office:value="1739043878.853" calcext:value-type="float">
            <text:p>1739043878.8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6]-[.A56]" office:value-type="float" office:value="1.75" calcext:value-type="float">
            <text:p>1.75</text:p>
          </table:table-cell>
          <table:table-cell/>
          <table:table-cell table:formula="of:=[.H56] - [.K56]" office:value-type="float" office:value="1.04300022125244" calcext:value-type="float">
            <text:p>1.0430002212524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77.536" calcext:value-type="float">
            <text:p>1739043877.536</text:p>
          </table:table-cell>
          <table:table-cell office:value-type="float" office:value="1739043879.182" calcext:value-type="float">
            <text:p>1739043879.1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7]-[.A57]" office:value-type="float" office:value="1.64599990844727" calcext:value-type="float">
            <text:p>1.64599990844727</text:p>
          </table:table-cell>
          <table:table-cell/>
          <table:table-cell table:formula="of:=[.H57] - [.K57]" office:value-type="float" office:value="0.939000129699707" calcext:value-type="float">
            <text:p>0.93900012969970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78.303" calcext:value-type="float">
            <text:p>1739043878.303</text:p>
          </table:table-cell>
          <table:table-cell office:value-type="float" office:value="1739043880.108" calcext:value-type="float">
            <text:p>1739043880.1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8]-[.A58]" office:value-type="float" office:value="1.8050000667572" calcext:value-type="float">
            <text:p>1.8050000667572</text:p>
          </table:table-cell>
          <table:table-cell/>
          <table:table-cell table:formula="of:=[.H58] - [.K58]" office:value-type="float" office:value="1.09800028800964" calcext:value-type="float">
            <text:p>1.0980002880096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1.703" calcext:value-type="float">
            <text:p>1739043881.703</text:p>
          </table:table-cell>
          <table:table-cell office:value-type="float" office:value="1739043883.883" calcext:value-type="float">
            <text:p>1739043883.8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9]-[.A59]" office:value-type="float" office:value="2.17999982833862" calcext:value-type="float">
            <text:p>2.17999982833862</text:p>
          </table:table-cell>
          <table:table-cell/>
          <table:table-cell table:formula="of:=[.H59] - [.K59]" office:value-type="float" office:value="1.47300004959106" calcext:value-type="float">
            <text:p>1.4730000495910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2.569" calcext:value-type="float">
            <text:p>1739043882.569</text:p>
          </table:table-cell>
          <table:table-cell office:value-type="float" office:value="1739043884.192" calcext:value-type="float">
            <text:p>1739043884.1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0]-[.A60]" office:value-type="float" office:value="1.62299990653992" calcext:value-type="float">
            <text:p>1.62299990653992</text:p>
          </table:table-cell>
          <table:table-cell/>
          <table:table-cell table:formula="of:=[.H60] - [.K60]" office:value-type="float" office:value="0.916000127792358" calcext:value-type="float">
            <text:p>0.91600012779235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3.269" calcext:value-type="float">
            <text:p>1739043883.269</text:p>
          </table:table-cell>
          <table:table-cell office:value-type="float" office:value="1739043886.138" calcext:value-type="float">
            <text:p>1739043886.1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1]-[.A61]" office:value-type="float" office:value="2.86899995803833" calcext:value-type="float">
            <text:p>2.86899995803833</text:p>
          </table:table-cell>
          <table:table-cell/>
          <table:table-cell table:formula="of:=[.H61] - [.K61]" office:value-type="float" office:value="2.16200017929077" calcext:value-type="float">
            <text:p>2.1620001792907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4.869" calcext:value-type="float">
            <text:p>1739043884.869</text:p>
          </table:table-cell>
          <table:table-cell office:value-type="float" office:value="1739043887.204" calcext:value-type="float">
            <text:p>1739043887.2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2]-[.A62]" office:value-type="float" office:value="2.33500003814697" calcext:value-type="float">
            <text:p>2.33500003814697</text:p>
          </table:table-cell>
          <table:table-cell/>
          <table:table-cell table:formula="of:=[.H62] - [.K62]" office:value-type="float" office:value="1.62800025939941" calcext:value-type="float">
            <text:p>1.6280002593994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5.736" calcext:value-type="float">
            <text:p>1739043885.736</text:p>
          </table:table-cell>
          <table:table-cell office:value-type="float" office:value="1739043887.597" calcext:value-type="float">
            <text:p>1739043887.5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3]-[.A63]" office:value-type="float" office:value="1.86099982261658" calcext:value-type="float">
            <text:p>1.86099982261658</text:p>
          </table:table-cell>
          <table:table-cell/>
          <table:table-cell table:formula="of:=[.H63] - [.K63]" office:value-type="float" office:value="1.15400004386902" calcext:value-type="float">
            <text:p>1.1540000438690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6.003" calcext:value-type="float">
            <text:p>1739043886.003</text:p>
          </table:table-cell>
          <table:table-cell office:value-type="float" office:value="1739043887.909" calcext:value-type="float">
            <text:p>1739043887.9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4]-[.A64]" office:value-type="float" office:value="1.90599989891052" calcext:value-type="float">
            <text:p>1.90599989891052</text:p>
          </table:table-cell>
          <table:table-cell/>
          <table:table-cell table:formula="of:=[.H64] - [.K64]" office:value-type="float" office:value="1.19900012016296" calcext:value-type="float">
            <text:p>1.1990001201629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6.536" calcext:value-type="float">
            <text:p>1739043886.536</text:p>
          </table:table-cell>
          <table:table-cell office:value-type="float" office:value="1739043888.382" calcext:value-type="float">
            <text:p>1739043888.3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5]-[.A65]" office:value-type="float" office:value="1.84599995613098" calcext:value-type="float">
            <text:p>1.84599995613098</text:p>
          </table:table-cell>
          <table:table-cell/>
          <table:table-cell table:formula="of:=[.H65] - [.K65]" office:value-type="float" office:value="1.13900017738342" calcext:value-type="float">
            <text:p>1.1390001773834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7.036" calcext:value-type="float">
            <text:p>1739043887.036</text:p>
          </table:table-cell>
          <table:table-cell office:value-type="float" office:value="1739043889.182" calcext:value-type="float">
            <text:p>1739043889.1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6]-[.A66]" office:value-type="float" office:value="2.14599990844727" calcext:value-type="float">
            <text:p>2.14599990844727</text:p>
          </table:table-cell>
          <table:table-cell/>
          <table:table-cell table:formula="of:=[.H66] - [.K66]" office:value-type="float" office:value="1.43900012969971" calcext:value-type="float">
            <text:p>1.4390001296997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7.503" calcext:value-type="float">
            <text:p>1739043887.503</text:p>
          </table:table-cell>
          <table:table-cell office:value-type="float" office:value="1739043889.506" calcext:value-type="float">
            <text:p>1739043889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7]-[.A67]" office:value-type="float" office:value="2.00300002098083" calcext:value-type="float">
            <text:p>2.00300002098083</text:p>
          </table:table-cell>
          <table:table-cell/>
          <table:table-cell table:formula="of:=[.H67] - [.K67]" office:value-type="float" office:value="1.29600024223328" calcext:value-type="float">
            <text:p>1.2960002422332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89.903" calcext:value-type="float">
            <text:p>1739043889.903</text:p>
          </table:table-cell>
          <table:table-cell office:value-type="float" office:value="1739043891.512" calcext:value-type="float">
            <text:p>1739043891.5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8]-[.A68]" office:value-type="float" office:value="1.60899996757507" calcext:value-type="float">
            <text:p>1.60899996757507</text:p>
          </table:table-cell>
          <table:table-cell/>
          <table:table-cell table:formula="of:=[.H68] - [.K68]" office:value-type="float" office:value="0.902000188827514" calcext:value-type="float">
            <text:p>0.90200018882751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90.269" calcext:value-type="float">
            <text:p>1739043890.269</text:p>
          </table:table-cell>
          <table:table-cell office:value-type="float" office:value="1739043892.323" calcext:value-type="float">
            <text:p>1739043892.3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9]-[.A69]" office:value-type="float" office:value="2.05399990081787" calcext:value-type="float">
            <text:p>2.05399990081787</text:p>
          </table:table-cell>
          <table:table-cell/>
          <table:table-cell table:formula="of:=[.H69] - [.K69]" office:value-type="float" office:value="1.34700012207031" calcext:value-type="float">
            <text:p>1.3470001220703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93.869" calcext:value-type="float">
            <text:p>1739043893.869</text:p>
          </table:table-cell>
          <table:table-cell office:value-type="float" office:value="1739043897.225" calcext:value-type="float">
            <text:p>1739043897.2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0]-[.A70]" office:value-type="float" office:value="3.35599994659424" calcext:value-type="float">
            <text:p>3.35599994659424</text:p>
          </table:table-cell>
          <table:table-cell/>
          <table:table-cell table:formula="of:=[.H70] - [.K70]" office:value-type="float" office:value="2.64900016784668" calcext:value-type="float">
            <text:p>2.6490001678466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93.969" calcext:value-type="float">
            <text:p>1739043893.969</text:p>
          </table:table-cell>
          <table:table-cell office:value-type="float" office:value="1739043897.579" calcext:value-type="float">
            <text:p>1739043897.5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1]-[.A71]" office:value-type="float" office:value="3.60999989509583" calcext:value-type="float">
            <text:p>3.60999989509583</text:p>
          </table:table-cell>
          <table:table-cell/>
          <table:table-cell table:formula="of:=[.H71] - [.K71]" office:value-type="float" office:value="2.90300011634827" calcext:value-type="float">
            <text:p>2.9030001163482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97.103" calcext:value-type="float">
            <text:p>1739043897.103</text:p>
          </table:table-cell>
          <table:table-cell office:value-type="float" office:value="1739043898.958" calcext:value-type="float">
            <text:p>1739043898.9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2]-[.A72]" office:value-type="float" office:value="1.85500001907349" calcext:value-type="float">
            <text:p>1.85500001907349</text:p>
          </table:table-cell>
          <table:table-cell/>
          <table:table-cell table:formula="of:=[.H72] - [.K72]" office:value-type="float" office:value="1.14800024032593" calcext:value-type="float">
            <text:p>1.1480002403259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898.569" calcext:value-type="float">
            <text:p>1739043898.569</text:p>
          </table:table-cell>
          <table:table-cell office:value-type="float" office:value="1739043901.096" calcext:value-type="float">
            <text:p>1739043901.0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3]-[.A73]" office:value-type="float" office:value="2.52699995040894" calcext:value-type="float">
            <text:p>2.52699995040894</text:p>
          </table:table-cell>
          <table:table-cell/>
          <table:table-cell table:formula="of:=[.H73] - [.K73]" office:value-type="float" office:value="1.82000017166138" calcext:value-type="float">
            <text:p>1.8200001716613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0.769" calcext:value-type="float">
            <text:p>1739043900.769</text:p>
          </table:table-cell>
          <table:table-cell office:value-type="float" office:value="1739043903.138" calcext:value-type="float">
            <text:p>1739043903.1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4]-[.A74]" office:value-type="float" office:value="2.36899995803833" calcext:value-type="float">
            <text:p>2.36899995803833</text:p>
          </table:table-cell>
          <table:table-cell/>
          <table:table-cell table:formula="of:=[.H74] - [.K74]" office:value-type="float" office:value="1.66200017929077" calcext:value-type="float">
            <text:p>1.6620001792907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1.803" calcext:value-type="float">
            <text:p>1739043901.803</text:p>
          </table:table-cell>
          <table:table-cell office:value-type="float" office:value="1739043903.465" calcext:value-type="float">
            <text:p>1739043903.4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5]-[.A75]" office:value-type="float" office:value="1.66199994087219" calcext:value-type="float">
            <text:p>1.66199994087219</text:p>
          </table:table-cell>
          <table:table-cell/>
          <table:table-cell table:formula="of:=[.H75] - [.K75]" office:value-type="float" office:value="0.955000162124633" calcext:value-type="float">
            <text:p>0.95500016212463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2.003" calcext:value-type="float">
            <text:p>1739043902.003</text:p>
          </table:table-cell>
          <table:table-cell office:value-type="float" office:value="1739043903.782" calcext:value-type="float">
            <text:p>1739043903.7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6]-[.A76]" office:value-type="float" office:value="1.77900004386902" calcext:value-type="float">
            <text:p>1.77900004386902</text:p>
          </table:table-cell>
          <table:table-cell/>
          <table:table-cell table:formula="of:=[.H76] - [.K76]" office:value-type="float" office:value="1.07200026512146" calcext:value-type="float">
            <text:p>1.0720002651214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2.469" calcext:value-type="float">
            <text:p>1739043902.469</text:p>
          </table:table-cell>
          <table:table-cell office:value-type="float" office:value="1739043904.128" calcext:value-type="float">
            <text:p>1739043904.1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7]-[.A77]" office:value-type="float" office:value="1.65899991989136" calcext:value-type="float">
            <text:p>1.65899991989136</text:p>
          </table:table-cell>
          <table:table-cell/>
          <table:table-cell table:formula="of:=[.H77] - [.K77]" office:value-type="float" office:value="0.952000141143798" calcext:value-type="float">
            <text:p>0.95200014114379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2.936" calcext:value-type="float">
            <text:p>1739043902.936</text:p>
          </table:table-cell>
          <table:table-cell office:value-type="float" office:value="1739043904.566" calcext:value-type="float">
            <text:p>1739043904.5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8]-[.A78]" office:value-type="float" office:value="1.62999987602234" calcext:value-type="float">
            <text:p>1.62999987602234</text:p>
          </table:table-cell>
          <table:table-cell/>
          <table:table-cell table:formula="of:=[.H78] - [.K78]" office:value-type="float" office:value="0.92300009727478" calcext:value-type="float">
            <text:p>0.9230000972747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3.836" calcext:value-type="float">
            <text:p>1739043903.836</text:p>
          </table:table-cell>
          <table:table-cell office:value-type="float" office:value="1739043905.826" calcext:value-type="float">
            <text:p>1739043905.8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9]-[.A79]" office:value-type="float" office:value="1.99000000953674" calcext:value-type="float">
            <text:p>1.99000000953674</text:p>
          </table:table-cell>
          <table:table-cell/>
          <table:table-cell table:formula="of:=[.H79] - [.K79]" office:value-type="float" office:value="1.28300023078918" calcext:value-type="float">
            <text:p>1.2830002307891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4.403" calcext:value-type="float">
            <text:p>1739043904.403</text:p>
          </table:table-cell>
          <table:table-cell office:value-type="float" office:value="1739043906.144" calcext:value-type="float">
            <text:p>1739043906.1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0]-[.A80]" office:value-type="float" office:value="1.7409999370575" calcext:value-type="float">
            <text:p>1.7409999370575</text:p>
          </table:table-cell>
          <table:table-cell/>
          <table:table-cell table:formula="of:=[.H80] - [.K80]" office:value-type="float" office:value="1.03400015830994" calcext:value-type="float">
            <text:p>1.0340001583099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4.469" calcext:value-type="float">
            <text:p>1739043904.469</text:p>
          </table:table-cell>
          <table:table-cell office:value-type="float" office:value="1739043906.461" calcext:value-type="float">
            <text:p>1739043906.4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1]-[.A81]" office:value-type="float" office:value="1.99199986457825" calcext:value-type="float">
            <text:p>1.99199986457825</text:p>
          </table:table-cell>
          <table:table-cell/>
          <table:table-cell table:formula="of:=[.H81] - [.K81]" office:value-type="float" office:value="1.28500008583069" calcext:value-type="float">
            <text:p>1.2850000858306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8.203" calcext:value-type="float">
            <text:p>1739043908.203</text:p>
          </table:table-cell>
          <table:table-cell office:value-type="float" office:value="1739043910.673" calcext:value-type="float">
            <text:p>1739043910.6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2]-[.A82]" office:value-type="float" office:value="2.47000002861023" calcext:value-type="float">
            <text:p>2.47000002861023</text:p>
          </table:table-cell>
          <table:table-cell/>
          <table:table-cell table:formula="of:=[.H82] - [.K82]" office:value-type="float" office:value="1.76300024986267" calcext:value-type="float">
            <text:p>1.7630002498626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09.769" calcext:value-type="float">
            <text:p>1739043909.769</text:p>
          </table:table-cell>
          <table:table-cell office:value-type="float" office:value="1739043913.364" calcext:value-type="float">
            <text:p>1739043913.3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3]-[.A83]" office:value-type="float" office:value="3.59500002861023" calcext:value-type="float">
            <text:p>3.59500002861023</text:p>
          </table:table-cell>
          <table:table-cell/>
          <table:table-cell table:formula="of:=[.H83] - [.K83]" office:value-type="float" office:value="2.88800024986267" calcext:value-type="float">
            <text:p>2.8880002498626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12.169" calcext:value-type="float">
            <text:p>1739043912.169</text:p>
          </table:table-cell>
          <table:table-cell office:value-type="float" office:value="1739043913.922" calcext:value-type="float">
            <text:p>1739043913.9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4]-[.A84]" office:value-type="float" office:value="1.75300002098084" calcext:value-type="float">
            <text:p>1.75300002098084</text:p>
          </table:table-cell>
          <table:table-cell/>
          <table:table-cell table:formula="of:=[.H84] - [.K84]" office:value-type="float" office:value="1.04600024223328" calcext:value-type="float">
            <text:p>1.0460002422332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12.603" calcext:value-type="float">
            <text:p>1739043912.603</text:p>
          </table:table-cell>
          <table:table-cell office:value-type="float" office:value="1739043914.786" calcext:value-type="float">
            <text:p>1739043914.7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5]-[.A85]" office:value-type="float" office:value="2.18300008773804" calcext:value-type="float">
            <text:p>2.18300008773804</text:p>
          </table:table-cell>
          <table:table-cell/>
          <table:table-cell table:formula="of:=[.H85] - [.K85]" office:value-type="float" office:value="1.47600030899048" calcext:value-type="float">
            <text:p>1.4760003089904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13.469" calcext:value-type="float">
            <text:p>1739043913.469</text:p>
          </table:table-cell>
          <table:table-cell office:value-type="float" office:value="1739043915.248" calcext:value-type="float">
            <text:p>1739043915.2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6]-[.A86]" office:value-type="float" office:value="1.77899980545044" calcext:value-type="float">
            <text:p>1.77899980545044</text:p>
          </table:table-cell>
          <table:table-cell/>
          <table:table-cell table:formula="of:=[.H86] - [.K86]" office:value-type="float" office:value="1.07200002670288" calcext:value-type="float">
            <text:p>1.0720000267028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13.536" calcext:value-type="float">
            <text:p>1739043913.536</text:p>
          </table:table-cell>
          <table:table-cell office:value-type="float" office:value="1739043915.559" calcext:value-type="float">
            <text:p>1739043915.5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7]-[.A87]" office:value-type="float" office:value="2.02300000190735" calcext:value-type="float">
            <text:p>2.02300000190735</text:p>
          </table:table-cell>
          <table:table-cell/>
          <table:table-cell table:formula="of:=[.H87] - [.K87]" office:value-type="float" office:value="1.31600022315979" calcext:value-type="float">
            <text:p>1.3160002231597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14.669" calcext:value-type="float">
            <text:p>1739043914.669</text:p>
          </table:table-cell>
          <table:table-cell office:value-type="float" office:value="1739043916.799" calcext:value-type="float">
            <text:p>1739043916.7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8]-[.A88]" office:value-type="float" office:value="2.13000011444092" calcext:value-type="float">
            <text:p>2.13000011444092</text:p>
          </table:table-cell>
          <table:table-cell/>
          <table:table-cell table:formula="of:=[.H88] - [.K88]" office:value-type="float" office:value="1.42300033569336" calcext:value-type="float">
            <text:p>1.4230003356933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17.203" calcext:value-type="float">
            <text:p>1739043917.203</text:p>
          </table:table-cell>
          <table:table-cell office:value-type="float" office:value="1739043919.594" calcext:value-type="float">
            <text:p>1739043919.5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9]-[.A89]" office:value-type="float" office:value="2.39100003242493" calcext:value-type="float">
            <text:p>2.39100003242493</text:p>
          </table:table-cell>
          <table:table-cell/>
          <table:table-cell table:formula="of:=[.H89] - [.K89]" office:value-type="float" office:value="1.68400025367737" calcext:value-type="float">
            <text:p>1.6840002536773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18.369" calcext:value-type="float">
            <text:p>1739043918.369</text:p>
          </table:table-cell>
          <table:table-cell office:value-type="float" office:value="1739043919.987" calcext:value-type="float">
            <text:p>1739043919.9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0]-[.A90]" office:value-type="float" office:value="1.61800003051758" calcext:value-type="float">
            <text:p>1.61800003051758</text:p>
          </table:table-cell>
          <table:table-cell/>
          <table:table-cell table:formula="of:=[.H90] - [.K90]" office:value-type="float" office:value="0.911000251770019" calcext:value-type="float">
            <text:p>0.91100025177001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0.069" calcext:value-type="float">
            <text:p>1739043920.069</text:p>
          </table:table-cell>
          <table:table-cell office:value-type="float" office:value="1739043922.923" calcext:value-type="float">
            <text:p>1739043922.9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1]-[.A91]" office:value-type="float" office:value="2.85400009155273" calcext:value-type="float">
            <text:p>2.85400009155273</text:p>
          </table:table-cell>
          <table:table-cell/>
          <table:table-cell table:formula="of:=[.H91] - [.K91]" office:value-type="float" office:value="2.14700031280518" calcext:value-type="float">
            <text:p>2.1470003128051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0.136" calcext:value-type="float">
            <text:p>1739043920.136</text:p>
          </table:table-cell>
          <table:table-cell office:value-type="float" office:value="1739043923.079" calcext:value-type="float">
            <text:p>1739043923.0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2]-[.A92]" office:value-type="float" office:value="2.94300007820129" calcext:value-type="float">
            <text:p>2.94300007820129</text:p>
          </table:table-cell>
          <table:table-cell/>
          <table:table-cell table:formula="of:=[.H92] - [.K92]" office:value-type="float" office:value="2.23600029945373" calcext:value-type="float">
            <text:p>2.2360002994537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1.869" calcext:value-type="float">
            <text:p>1739043921.869</text:p>
          </table:table-cell>
          <table:table-cell office:value-type="float" office:value="1739043923.515" calcext:value-type="float">
            <text:p>1739043923.5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3]-[.A93]" office:value-type="float" office:value="1.64600014686584" calcext:value-type="float">
            <text:p>1.64600014686584</text:p>
          </table:table-cell>
          <table:table-cell/>
          <table:table-cell table:formula="of:=[.H93] - [.K93]" office:value-type="float" office:value="0.939000368118286" calcext:value-type="float">
            <text:p>0.93900036811828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2.536" calcext:value-type="float">
            <text:p>1739043922.536</text:p>
          </table:table-cell>
          <table:table-cell office:value-type="float" office:value="1739043926.347" calcext:value-type="float">
            <text:p>1739043926.3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4]-[.A94]" office:value-type="float" office:value="3.81099987030029" calcext:value-type="float">
            <text:p>3.81099987030029</text:p>
          </table:table-cell>
          <table:table-cell/>
          <table:table-cell table:formula="of:=[.H94] - [.K94]" office:value-type="float" office:value="3.10400009155273" calcext:value-type="float">
            <text:p>3.1040000915527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5.103" calcext:value-type="float">
            <text:p>1739043925.103</text:p>
          </table:table-cell>
          <table:table-cell office:value-type="float" office:value="1739043926.718" calcext:value-type="float">
            <text:p>1739043926.7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5]-[.A95]" office:value-type="float" office:value="1.61500000953674" calcext:value-type="float">
            <text:p>1.61500000953674</text:p>
          </table:table-cell>
          <table:table-cell/>
          <table:table-cell table:formula="of:=[.H95] - [.K95]" office:value-type="float" office:value="0.908000230789184" calcext:value-type="float">
            <text:p>0.90800023078918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5.136" calcext:value-type="float">
            <text:p>1739043925.136</text:p>
          </table:table-cell>
          <table:table-cell office:value-type="float" office:value="1739043927.014" calcext:value-type="float">
            <text:p>1739043927.0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6]-[.A96]" office:value-type="float" office:value="1.87800002098084" calcext:value-type="float">
            <text:p>1.87800002098084</text:p>
          </table:table-cell>
          <table:table-cell/>
          <table:table-cell table:formula="of:=[.H96] - [.K96]" office:value-type="float" office:value="1.17100024223328" calcext:value-type="float">
            <text:p>1.1710002422332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5.469" calcext:value-type="float">
            <text:p>1739043925.469</text:p>
          </table:table-cell>
          <table:table-cell office:value-type="float" office:value="1739043927.351" calcext:value-type="float">
            <text:p>1739043927.3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7]-[.A97]" office:value-type="float" office:value="1.88199996948242" calcext:value-type="float">
            <text:p>1.88199996948242</text:p>
          </table:table-cell>
          <table:table-cell/>
          <table:table-cell table:formula="of:=[.H97] - [.K97]" office:value-type="float" office:value="1.17500019073486" calcext:value-type="float">
            <text:p>1.1750001907348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6.336" calcext:value-type="float">
            <text:p>1739043926.336</text:p>
          </table:table-cell>
          <table:table-cell office:value-type="float" office:value="1739043928.02" calcext:value-type="float">
            <text:p>1739043928.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8]-[.A98]" office:value-type="float" office:value="1.68400001525879" calcext:value-type="float">
            <text:p>1.68400001525879</text:p>
          </table:table-cell>
          <table:table-cell/>
          <table:table-cell table:formula="of:=[.H98] - [.K98]" office:value-type="float" office:value="0.97700023651123" calcext:value-type="float">
            <text:p>0.9770002365112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6.736" calcext:value-type="float">
            <text:p>1739043926.736</text:p>
          </table:table-cell>
          <table:table-cell office:value-type="float" office:value="1739043929.302" calcext:value-type="float">
            <text:p>1739043929.3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9]-[.A99]" office:value-type="float" office:value="2.56599998474121" calcext:value-type="float">
            <text:p>2.56599998474121</text:p>
          </table:table-cell>
          <table:table-cell/>
          <table:table-cell table:formula="of:=[.H99] - [.K99]" office:value-type="float" office:value="1.85900020599365" calcext:value-type="float">
            <text:p>1.8590002059936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28.369" calcext:value-type="float">
            <text:p>1739043928.369</text:p>
          </table:table-cell>
          <table:table-cell office:value-type="float" office:value="1739043930.101" calcext:value-type="float">
            <text:p>1739043930.1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0]-[.A100]" office:value-type="float" office:value="1.73200011253357" calcext:value-type="float">
            <text:p>1.73200011253357</text:p>
          </table:table-cell>
          <table:table-cell/>
          <table:table-cell table:formula="of:=[.H100] - [.K100]" office:value-type="float" office:value="1.02500033378601" calcext:value-type="float">
            <text:p>1.0250003337860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33.303" calcext:value-type="float">
            <text:p>1739043933.303</text:p>
          </table:table-cell>
          <table:table-cell office:value-type="float" office:value="1739043935.726" calcext:value-type="float">
            <text:p>1739043935.7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1]-[.A101]" office:value-type="float" office:value="2.42300009727478" calcext:value-type="float">
            <text:p>2.42300009727478</text:p>
          </table:table-cell>
          <table:table-cell/>
          <table:table-cell table:formula="of:=[.H101] - [.K101]" office:value-type="float" office:value="1.71600031852722" calcext:value-type="float">
            <text:p>1.7160003185272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34.436" calcext:value-type="float">
            <text:p>1739043934.436</text:p>
          </table:table-cell>
          <table:table-cell office:value-type="float" office:value="1739043936.044" calcext:value-type="float">
            <text:p>1739043936.0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2]-[.A102]" office:value-type="float" office:value="1.60799980163574" calcext:value-type="float">
            <text:p>1.60799980163574</text:p>
          </table:table-cell>
          <table:table-cell/>
          <table:table-cell table:formula="of:=[.H102] - [.K102]" office:value-type="float" office:value="0.901000022888183" calcext:value-type="float">
            <text:p>0.90100002288818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36.836" calcext:value-type="float">
            <text:p>1739043936.836</text:p>
          </table:table-cell>
          <table:table-cell office:value-type="float" office:value="1739043938.583" calcext:value-type="float">
            <text:p>1739043938.5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3]-[.A103]" office:value-type="float" office:value="1.74699997901917" calcext:value-type="float">
            <text:p>1.74699997901917</text:p>
          </table:table-cell>
          <table:table-cell/>
          <table:table-cell table:formula="of:=[.H103] - [.K103]" office:value-type="float" office:value="1.04000020027161" calcext:value-type="float">
            <text:p>1.0400002002716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37.336" calcext:value-type="float">
            <text:p>1739043937.336</text:p>
          </table:table-cell>
          <table:table-cell office:value-type="float" office:value="1739043938.883" calcext:value-type="float">
            <text:p>1739043938.8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4]-[.A104]" office:value-type="float" office:value="1.54699993133545" calcext:value-type="float">
            <text:p>1.54699993133545</text:p>
          </table:table-cell>
          <table:table-cell/>
          <table:table-cell table:formula="of:=[.H104] - [.K104]" office:value-type="float" office:value="0.84000015258789" calcext:value-type="float">
            <text:p>0.8400001525878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37.969" calcext:value-type="float">
            <text:p>1739043937.969</text:p>
          </table:table-cell>
          <table:table-cell office:value-type="float" office:value="1739043940.226" calcext:value-type="float">
            <text:p>1739043940.2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5]-[.A105]" office:value-type="float" office:value="2.25699996948242" calcext:value-type="float">
            <text:p>2.25699996948242</text:p>
          </table:table-cell>
          <table:table-cell/>
          <table:table-cell table:formula="of:=[.H105] - [.K105]" office:value-type="float" office:value="1.55000019073486" calcext:value-type="float">
            <text:p>1.5500001907348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39.303" calcext:value-type="float">
            <text:p>1739043939.303</text:p>
          </table:table-cell>
          <table:table-cell office:value-type="float" office:value="1739043941.48" calcext:value-type="float">
            <text:p>1739043941.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6]-[.A106]" office:value-type="float" office:value="2.17700004577637" calcext:value-type="float">
            <text:p>2.17700004577637</text:p>
          </table:table-cell>
          <table:table-cell/>
          <table:table-cell table:formula="of:=[.H106] - [.K106]" office:value-type="float" office:value="1.47000026702881" calcext:value-type="float">
            <text:p>1.4700002670288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42.603" calcext:value-type="float">
            <text:p>1739043942.603</text:p>
          </table:table-cell>
          <table:table-cell office:value-type="float" office:value="1739043944.342" calcext:value-type="float">
            <text:p>1739043944.3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7]-[.A107]" office:value-type="float" office:value="1.73900008201599" calcext:value-type="float">
            <text:p>1.73900008201599</text:p>
          </table:table-cell>
          <table:table-cell/>
          <table:table-cell table:formula="of:=[.H107] - [.K107]" office:value-type="float" office:value="1.03200030326843" calcext:value-type="float">
            <text:p>1.0320003032684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42.736" calcext:value-type="float">
            <text:p>1739043942.736</text:p>
          </table:table-cell>
          <table:table-cell office:value-type="float" office:value="1739043944.535" calcext:value-type="float">
            <text:p>1739043944.5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8]-[.A108]" office:value-type="float" office:value="1.79900002479553" calcext:value-type="float">
            <text:p>1.79900002479553</text:p>
          </table:table-cell>
          <table:table-cell/>
          <table:table-cell table:formula="of:=[.H108] - [.K108]" office:value-type="float" office:value="1.09200024604797" calcext:value-type="float">
            <text:p>1.0920002460479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42.769" calcext:value-type="float">
            <text:p>1739043942.769</text:p>
          </table:table-cell>
          <table:table-cell office:value-type="float" office:value="1739043944.835" calcext:value-type="float">
            <text:p>1739043944.8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9]-[.A109]" office:value-type="float" office:value="2.06599998474121" calcext:value-type="float">
            <text:p>2.06599998474121</text:p>
          </table:table-cell>
          <table:table-cell/>
          <table:table-cell table:formula="of:=[.H109] - [.K109]" office:value-type="float" office:value="1.35900020599365" calcext:value-type="float">
            <text:p>1.3590002059936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43.169" calcext:value-type="float">
            <text:p>1739043943.169</text:p>
          </table:table-cell>
          <table:table-cell office:value-type="float" office:value="1739043945.214" calcext:value-type="float">
            <text:p>1739043945.2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0]-[.A110]" office:value-type="float" office:value="2.04500007629395" calcext:value-type="float">
            <text:p>2.04500007629395</text:p>
          </table:table-cell>
          <table:table-cell/>
          <table:table-cell table:formula="of:=[.H110] - [.K110]" office:value-type="float" office:value="1.33800029754639" calcext:value-type="float">
            <text:p>1.3380002975463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43.836" calcext:value-type="float">
            <text:p>1739043943.836</text:p>
          </table:table-cell>
          <table:table-cell office:value-type="float" office:value="1739043945.533" calcext:value-type="float">
            <text:p>1739043945.5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1]-[.A111]" office:value-type="float" office:value="1.69700002670288" calcext:value-type="float">
            <text:p>1.69700002670288</text:p>
          </table:table-cell>
          <table:table-cell/>
          <table:table-cell table:formula="of:=[.H111] - [.K111]" office:value-type="float" office:value="0.990000247955322" calcext:value-type="float">
            <text:p>0.99000024795532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44.003" calcext:value-type="float">
            <text:p>1739043944.003</text:p>
          </table:table-cell>
          <table:table-cell office:value-type="float" office:value="1739043947.911" calcext:value-type="float">
            <text:p>1739043947.9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2]-[.A112]" office:value-type="float" office:value="3.90799999237061" calcext:value-type="float">
            <text:p>3.90799999237061</text:p>
          </table:table-cell>
          <table:table-cell/>
          <table:table-cell table:formula="of:=[.H112] - [.K112]" office:value-type="float" office:value="3.20100021362305" calcext:value-type="float">
            <text:p>3.2010002136230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47.036" calcext:value-type="float">
            <text:p>1739043947.036</text:p>
          </table:table-cell>
          <table:table-cell office:value-type="float" office:value="1739043949.149" calcext:value-type="float">
            <text:p>1739043949.1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3]-[.A113]" office:value-type="float" office:value="2.11299991607666" calcext:value-type="float">
            <text:p>2.11299991607666</text:p>
          </table:table-cell>
          <table:table-cell/>
          <table:table-cell table:formula="of:=[.H113] - [.K113]" office:value-type="float" office:value="1.4060001373291" calcext:value-type="float">
            <text:p>1.406000137329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47.836" calcext:value-type="float">
            <text:p>1739043947.836</text:p>
          </table:table-cell>
          <table:table-cell office:value-type="float" office:value="1739043950.866" calcext:value-type="float">
            <text:p>1739043950.8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4]-[.A114]" office:value-type="float" office:value="3.02999997138977" calcext:value-type="float">
            <text:p>3.02999997138977</text:p>
          </table:table-cell>
          <table:table-cell/>
          <table:table-cell table:formula="of:=[.H114] - [.K114]" office:value-type="float" office:value="2.32300019264221" calcext:value-type="float">
            <text:p>2.3230001926422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49.469" calcext:value-type="float">
            <text:p>1739043949.469</text:p>
          </table:table-cell>
          <table:table-cell office:value-type="float" office:value="1739043951.243" calcext:value-type="float">
            <text:p>1739043951.2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5]-[.A115]" office:value-type="float" office:value="1.7739999294281" calcext:value-type="float">
            <text:p>1.7739999294281</text:p>
          </table:table-cell>
          <table:table-cell/>
          <table:table-cell table:formula="of:=[.H115] - [.K115]" office:value-type="float" office:value="1.06700015068054" calcext:value-type="float">
            <text:p>1.0670001506805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50.269" calcext:value-type="float">
            <text:p>1739043950.269</text:p>
          </table:table-cell>
          <table:table-cell office:value-type="float" office:value="1739043952.728" calcext:value-type="float">
            <text:p>1739043952.7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6]-[.A116]" office:value-type="float" office:value="2.45899987220764" calcext:value-type="float">
            <text:p>2.45899987220764</text:p>
          </table:table-cell>
          <table:table-cell/>
          <table:table-cell table:formula="of:=[.H116] - [.K116]" office:value-type="float" office:value="1.75200009346008" calcext:value-type="float">
            <text:p>1.7520000934600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50.369" calcext:value-type="float">
            <text:p>1739043950.369</text:p>
          </table:table-cell>
          <table:table-cell office:value-type="float" office:value="1739043953.027" calcext:value-type="float">
            <text:p>1739043953.0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7]-[.A117]" office:value-type="float" office:value="2.65799999237061" calcext:value-type="float">
            <text:p>2.65799999237061</text:p>
          </table:table-cell>
          <table:table-cell/>
          <table:table-cell table:formula="of:=[.H117] - [.K117]" office:value-type="float" office:value="1.95100021362305" calcext:value-type="float">
            <text:p>1.9510002136230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51.636" calcext:value-type="float">
            <text:p>1739043951.636</text:p>
          </table:table-cell>
          <table:table-cell office:value-type="float" office:value="1739043953.712" calcext:value-type="float">
            <text:p>1739043953.7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8]-[.A118]" office:value-type="float" office:value="2.07599997520447" calcext:value-type="float">
            <text:p>2.07599997520447</text:p>
          </table:table-cell>
          <table:table-cell/>
          <table:table-cell table:formula="of:=[.H118] - [.K118]" office:value-type="float" office:value="1.36900019645691" calcext:value-type="float">
            <text:p>1.3690001964569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52.569" calcext:value-type="float">
            <text:p>1739043952.569</text:p>
          </table:table-cell>
          <table:table-cell office:value-type="float" office:value="1739043957.458" calcext:value-type="float">
            <text:p>1739043957.4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9]-[.A119]" office:value-type="float" office:value="4.88899993896484" calcext:value-type="float">
            <text:p>4.88899993896484</text:p>
          </table:table-cell>
          <table:table-cell/>
          <table:table-cell table:formula="of:=[.H119] - [.K119]" office:value-type="float" office:value="4.18200016021729" calcext:value-type="float">
            <text:p>4.1820001602172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56.069" calcext:value-type="float">
            <text:p>1739043956.069</text:p>
          </table:table-cell>
          <table:table-cell office:value-type="float" office:value="1739043957.771" calcext:value-type="float">
            <text:p>1739043957.7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0]-[.A120]" office:value-type="float" office:value="1.70199990272522" calcext:value-type="float">
            <text:p>1.70199990272522</text:p>
          </table:table-cell>
          <table:table-cell/>
          <table:table-cell table:formula="of:=[.H120] - [.K120]" office:value-type="float" office:value="0.995000123977661" calcext:value-type="float">
            <text:p>0.99500012397766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56.269" calcext:value-type="float">
            <text:p>1739043956.269</text:p>
          </table:table-cell>
          <table:table-cell office:value-type="float" office:value="1739043958.069" calcext:value-type="float">
            <text:p>1739043958.0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1]-[.A121]" office:value-type="float" office:value="1.79999995231628" calcext:value-type="float">
            <text:p>1.79999995231628</text:p>
          </table:table-cell>
          <table:table-cell/>
          <table:table-cell table:formula="of:=[.H121] - [.K121]" office:value-type="float" office:value="1.09300017356873" calcext:value-type="float">
            <text:p>1.0930001735687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0.836" calcext:value-type="float">
            <text:p>1739043960.836</text:p>
          </table:table-cell>
          <table:table-cell office:value-type="float" office:value="1739043962.423" calcext:value-type="float">
            <text:p>1739043962.4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2]-[.A122]" office:value-type="float" office:value="1.58700013160706" calcext:value-type="float">
            <text:p>1.58700013160706</text:p>
          </table:table-cell>
          <table:table-cell/>
          <table:table-cell table:formula="of:=[.H122] - [.K122]" office:value-type="float" office:value="0.880000352859497" calcext:value-type="float">
            <text:p>0.88000035285949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1.169" calcext:value-type="float">
            <text:p>1739043961.169</text:p>
          </table:table-cell>
          <table:table-cell office:value-type="float" office:value="1739043962.711" calcext:value-type="float">
            <text:p>1739043962.7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3]-[.A123]" office:value-type="float" office:value="1.54200005531311" calcext:value-type="float">
            <text:p>1.54200005531311</text:p>
          </table:table-cell>
          <table:table-cell/>
          <table:table-cell table:formula="of:=[.H123] - [.K123]" office:value-type="float" office:value="0.835000276565551" calcext:value-type="float">
            <text:p>0.83500027656555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1.236" calcext:value-type="float">
            <text:p>1739043961.236</text:p>
          </table:table-cell>
          <table:table-cell office:value-type="float" office:value="1739043963.012" calcext:value-type="float">
            <text:p>1739043963.0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4]-[.A124]" office:value-type="float" office:value="1.77600002288818" calcext:value-type="float">
            <text:p>1.77600002288818</text:p>
          </table:table-cell>
          <table:table-cell/>
          <table:table-cell table:formula="of:=[.H124] - [.K124]" office:value-type="float" office:value="1.06900024414062" calcext:value-type="float">
            <text:p>1.0690002441406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2.036" calcext:value-type="float">
            <text:p>1739043962.036</text:p>
          </table:table-cell>
          <table:table-cell office:value-type="float" office:value="1739043963.933" calcext:value-type="float">
            <text:p>1739043963.9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5]-[.A125]" office:value-type="float" office:value="1.8970000743866" calcext:value-type="float">
            <text:p>1.8970000743866</text:p>
          </table:table-cell>
          <table:table-cell/>
          <table:table-cell table:formula="of:=[.H125] - [.K125]" office:value-type="float" office:value="1.19000029563904" calcext:value-type="float">
            <text:p>1.1900002956390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2.603" calcext:value-type="float">
            <text:p>1739043962.603</text:p>
          </table:table-cell>
          <table:table-cell office:value-type="float" office:value="1739043964.122" calcext:value-type="float">
            <text:p>1739043964.1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6]-[.A126]" office:value-type="float" office:value="1.51900005340576" calcext:value-type="float">
            <text:p>1.51900005340576</text:p>
          </table:table-cell>
          <table:table-cell/>
          <table:table-cell table:formula="of:=[.H126] - [.K126]" office:value-type="float" office:value="0.812000274658203" calcext:value-type="float">
            <text:p>0.81200027465820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2.969" calcext:value-type="float">
            <text:p>1739043962.969</text:p>
          </table:table-cell>
          <table:table-cell office:value-type="float" office:value="1739043966.06" calcext:value-type="float">
            <text:p>1739043966.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7]-[.A127]" office:value-type="float" office:value="3.09099984169006" calcext:value-type="float">
            <text:p>3.09099984169006</text:p>
          </table:table-cell>
          <table:table-cell/>
          <table:table-cell table:formula="of:=[.H127] - [.K127]" office:value-type="float" office:value="2.3840000629425" calcext:value-type="float">
            <text:p>2.384000062942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3.069" calcext:value-type="float">
            <text:p>1739043963.069</text:p>
          </table:table-cell>
          <table:table-cell office:value-type="float" office:value="1739043966.378" calcext:value-type="float">
            <text:p>1739043966.3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8]-[.A128]" office:value-type="float" office:value="3.30900001525879" calcext:value-type="float">
            <text:p>3.30900001525879</text:p>
          </table:table-cell>
          <table:table-cell/>
          <table:table-cell table:formula="of:=[.H128] - [.K128]" office:value-type="float" office:value="2.60200023651123" calcext:value-type="float">
            <text:p>2.6020002365112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3.269" calcext:value-type="float">
            <text:p>1739043963.269</text:p>
          </table:table-cell>
          <table:table-cell office:value-type="float" office:value="1739043966.679" calcext:value-type="float">
            <text:p>1739043966.6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9]-[.A129]" office:value-type="float" office:value="3.40999984741211" calcext:value-type="float">
            <text:p>3.40999984741211</text:p>
          </table:table-cell>
          <table:table-cell/>
          <table:table-cell table:formula="of:=[.H129] - [.K129]" office:value-type="float" office:value="2.70300006866455" calcext:value-type="float">
            <text:p>2.7030000686645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5.736" calcext:value-type="float">
            <text:p>1739043965.736</text:p>
          </table:table-cell>
          <table:table-cell office:value-type="float" office:value="1739043967.495" calcext:value-type="float">
            <text:p>1739043967.4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0]-[.A130]" office:value-type="float" office:value="1.75899982452393" calcext:value-type="float">
            <text:p>1.75899982452393</text:p>
          </table:table-cell>
          <table:table-cell/>
          <table:table-cell table:formula="of:=[.H130] - [.K130]" office:value-type="float" office:value="1.05200004577637" calcext:value-type="float">
            <text:p>1.0520000457763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6.103" calcext:value-type="float">
            <text:p>1739043966.103</text:p>
          </table:table-cell>
          <table:table-cell office:value-type="float" office:value="1739043967.781" calcext:value-type="float">
            <text:p>1739043967.7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1]-[.A131]" office:value-type="float" office:value="1.67799997329712" calcext:value-type="float">
            <text:p>1.67799997329712</text:p>
          </table:table-cell>
          <table:table-cell/>
          <table:table-cell table:formula="of:=[.H131] - [.K131]" office:value-type="float" office:value="0.97100019454956" calcext:value-type="float">
            <text:p>0.9710001945495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6.57" calcext:value-type="float">
            <text:p>1739043966.57</text:p>
          </table:table-cell>
          <table:table-cell office:value-type="float" office:value="1739043968.186" calcext:value-type="float">
            <text:p>1739043968.1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2]-[.A132]" office:value-type="float" office:value="1.61600017547607" calcext:value-type="float">
            <text:p>1.61600017547607</text:p>
          </table:table-cell>
          <table:table-cell/>
          <table:table-cell table:formula="of:=[.H132] - [.K132]" office:value-type="float" office:value="0.909000396728515" calcext:value-type="float">
            <text:p>0.90900039672851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6.736" calcext:value-type="float">
            <text:p>1739043966.736</text:p>
          </table:table-cell>
          <table:table-cell office:value-type="float" office:value="1739043968.476" calcext:value-type="float">
            <text:p>1739043968.4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3]-[.A133]" office:value-type="float" office:value="1.74000000953674" calcext:value-type="float">
            <text:p>1.74000000953674</text:p>
          </table:table-cell>
          <table:table-cell/>
          <table:table-cell table:formula="of:=[.H133] - [.K133]" office:value-type="float" office:value="1.03300023078918" calcext:value-type="float">
            <text:p>1.0330002307891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8.203" calcext:value-type="float">
            <text:p>1739043968.203</text:p>
          </table:table-cell>
          <table:table-cell office:value-type="float" office:value="1739043970.134" calcext:value-type="float">
            <text:p>1739043970.1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4]-[.A134]" office:value-type="float" office:value="1.93099999427795" calcext:value-type="float">
            <text:p>1.93099999427795</text:p>
          </table:table-cell>
          <table:table-cell/>
          <table:table-cell table:formula="of:=[.H134] - [.K134]" office:value-type="float" office:value="1.2240002155304" calcext:value-type="float">
            <text:p>1.224000215530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8.269" calcext:value-type="float">
            <text:p>1739043968.269</text:p>
          </table:table-cell>
          <table:table-cell office:value-type="float" office:value="1739043970.438" calcext:value-type="float">
            <text:p>1739043970.4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5]-[.A135]" office:value-type="float" office:value="2.16899991035461" calcext:value-type="float">
            <text:p>2.16899991035461</text:p>
          </table:table-cell>
          <table:table-cell/>
          <table:table-cell table:formula="of:=[.H135] - [.K135]" office:value-type="float" office:value="1.46200013160706" calcext:value-type="float">
            <text:p>1.4620001316070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9.003" calcext:value-type="float">
            <text:p>1739043969.003</text:p>
          </table:table-cell>
          <table:table-cell office:value-type="float" office:value="1739043970.731" calcext:value-type="float">
            <text:p>1739043970.7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6]-[.A136]" office:value-type="float" office:value="1.7279999256134" calcext:value-type="float">
            <text:p>1.7279999256134</text:p>
          </table:table-cell>
          <table:table-cell/>
          <table:table-cell table:formula="of:=[.H136] - [.K136]" office:value-type="float" office:value="1.02100014686584" calcext:value-type="float">
            <text:p>1.0210001468658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69.469" calcext:value-type="float">
            <text:p>1739043969.469</text:p>
          </table:table-cell>
          <table:table-cell office:value-type="float" office:value="1739043971.175" calcext:value-type="float">
            <text:p>1739043971.1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7]-[.A137]" office:value-type="float" office:value="1.70599985122681" calcext:value-type="float">
            <text:p>1.70599985122681</text:p>
          </table:table-cell>
          <table:table-cell/>
          <table:table-cell table:formula="of:=[.H137] - [.K137]" office:value-type="float" office:value="0.999000072479248" calcext:value-type="float">
            <text:p>0.99900007247924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71.369" calcext:value-type="float">
            <text:p>1739043971.369</text:p>
          </table:table-cell>
          <table:table-cell office:value-type="float" office:value="1739043972.974" calcext:value-type="float">
            <text:p>1739043972.9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8]-[.A138]" office:value-type="float" office:value="1.60500001907349" calcext:value-type="float">
            <text:p>1.60500001907349</text:p>
          </table:table-cell>
          <table:table-cell/>
          <table:table-cell table:formula="of:=[.H138] - [.K138]" office:value-type="float" office:value="0.898000240325927" calcext:value-type="float">
            <text:p>0.89800024032592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71.903" calcext:value-type="float">
            <text:p>1739043971.903</text:p>
          </table:table-cell>
          <table:table-cell office:value-type="float" office:value="1739043973.844" calcext:value-type="float">
            <text:p>1739043973.8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9]-[.A139]" office:value-type="float" office:value="1.94099998474121" calcext:value-type="float">
            <text:p>1.94099998474121</text:p>
          </table:table-cell>
          <table:table-cell/>
          <table:table-cell table:formula="of:=[.H139] - [.K139]" office:value-type="float" office:value="1.23400020599365" calcext:value-type="float">
            <text:p>1.2340002059936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72.169" calcext:value-type="float">
            <text:p>1739043972.169</text:p>
          </table:table-cell>
          <table:table-cell office:value-type="float" office:value="1739043973.859" calcext:value-type="float">
            <text:p>1739043973.8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0]-[.A140]" office:value-type="float" office:value="1.69000005722046" calcext:value-type="float">
            <text:p>1.69000005722046</text:p>
          </table:table-cell>
          <table:table-cell/>
          <table:table-cell table:formula="of:=[.H140] - [.K140]" office:value-type="float" office:value="0.9830002784729" calcext:value-type="float">
            <text:p>0.983000278472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72.336" calcext:value-type="float">
            <text:p>1739043972.336</text:p>
          </table:table-cell>
          <table:table-cell office:value-type="float" office:value="1739043975.052" calcext:value-type="float">
            <text:p>1739043975.0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1]-[.A141]" office:value-type="float" office:value="2.71600008010864" calcext:value-type="float">
            <text:p>2.71600008010864</text:p>
          </table:table-cell>
          <table:table-cell/>
          <table:table-cell table:formula="of:=[.H141] - [.K141]" office:value-type="float" office:value="2.00900030136108" calcext:value-type="float">
            <text:p>2.0090003013610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75.47" calcext:value-type="float">
            <text:p>1739043975.47</text:p>
          </table:table-cell>
          <table:table-cell office:value-type="float" office:value="1739043977.11" calcext:value-type="float">
            <text:p>1739043977.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2]-[.A142]" office:value-type="float" office:value="1.6399998664856" calcext:value-type="float">
            <text:p>1.6399998664856</text:p>
          </table:table-cell>
          <table:table-cell/>
          <table:table-cell table:formula="of:=[.H142] - [.K142]" office:value-type="float" office:value="0.933000087738037" calcext:value-type="float">
            <text:p>0.93300008773803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76.703" calcext:value-type="float">
            <text:p>1739043976.703</text:p>
          </table:table-cell>
          <table:table-cell office:value-type="float" office:value="1739043978.372" calcext:value-type="float">
            <text:p>1739043978.3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3]-[.A143]" office:value-type="float" office:value="1.66899991035461" calcext:value-type="float">
            <text:p>1.66899991035461</text:p>
          </table:table-cell>
          <table:table-cell/>
          <table:table-cell table:formula="of:=[.H143] - [.K143]" office:value-type="float" office:value="0.962000131607055" calcext:value-type="float">
            <text:p>0.96200013160705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78.97" calcext:value-type="float">
            <text:p>1739043978.97</text:p>
          </table:table-cell>
          <table:table-cell office:value-type="float" office:value="1739043982.952" calcext:value-type="float">
            <text:p>1739043982.9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4]-[.A144]" office:value-type="float" office:value="3.98199987411499" calcext:value-type="float">
            <text:p>3.98199987411499</text:p>
          </table:table-cell>
          <table:table-cell/>
          <table:table-cell table:formula="of:=[.H144] - [.K144]" office:value-type="float" office:value="3.27500009536743" calcext:value-type="float">
            <text:p>3.2750000953674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79.003" calcext:value-type="float">
            <text:p>1739043979.003</text:p>
          </table:table-cell>
          <table:table-cell office:value-type="float" office:value="1739043983.136" calcext:value-type="float">
            <text:p>1739043983.1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5]-[.A145]" office:value-type="float" office:value="4.13299989700317" calcext:value-type="float">
            <text:p>4.13299989700317</text:p>
          </table:table-cell>
          <table:table-cell/>
          <table:table-cell table:formula="of:=[.H145] - [.K145]" office:value-type="float" office:value="3.42600011825561" calcext:value-type="float">
            <text:p>3.4260001182556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1.47" calcext:value-type="float">
            <text:p>1739043981.47</text:p>
          </table:table-cell>
          <table:table-cell office:value-type="float" office:value="1739043983.45" calcext:value-type="float">
            <text:p>1739043983.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6]-[.A146]" office:value-type="float" office:value="1.98000001907349" calcext:value-type="float">
            <text:p>1.98000001907349</text:p>
          </table:table-cell>
          <table:table-cell/>
          <table:table-cell table:formula="of:=[.H146] - [.K146]" office:value-type="float" office:value="1.27300024032593" calcext:value-type="float">
            <text:p>1.2730002403259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2.003" calcext:value-type="float">
            <text:p>1739043982.003</text:p>
          </table:table-cell>
          <table:table-cell office:value-type="float" office:value="1739043983.783" calcext:value-type="float">
            <text:p>1739043983.7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7]-[.A147]" office:value-type="float" office:value="1.77999997138977" calcext:value-type="float">
            <text:p>1.77999997138977</text:p>
          </table:table-cell>
          <table:table-cell/>
          <table:table-cell table:formula="of:=[.H147] - [.K147]" office:value-type="float" office:value="1.07300019264221" calcext:value-type="float">
            <text:p>1.0730001926422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2.836" calcext:value-type="float">
            <text:p>1739043982.836</text:p>
          </table:table-cell>
          <table:table-cell office:value-type="float" office:value="1739043984.643" calcext:value-type="float">
            <text:p>1739043984.6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8]-[.A148]" office:value-type="float" office:value="1.80699992179871" calcext:value-type="float">
            <text:p>1.80699992179871</text:p>
          </table:table-cell>
          <table:table-cell/>
          <table:table-cell table:formula="of:=[.H148] - [.K148]" office:value-type="float" office:value="1.10000014305115" calcext:value-type="float">
            <text:p>1.1000001430511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3.236" calcext:value-type="float">
            <text:p>1739043983.236</text:p>
          </table:table-cell>
          <table:table-cell office:value-type="float" office:value="1739043984.939" calcext:value-type="float">
            <text:p>1739043984.9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9]-[.A149]" office:value-type="float" office:value="1.70299983024597" calcext:value-type="float">
            <text:p>1.70299983024597</text:p>
          </table:table-cell>
          <table:table-cell/>
          <table:table-cell table:formula="of:=[.H149] - [.K149]" office:value-type="float" office:value="0.996000051498413" calcext:value-type="float">
            <text:p>0.99600005149841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4.503" calcext:value-type="float">
            <text:p>1739043984.503</text:p>
          </table:table-cell>
          <table:table-cell office:value-type="float" office:value="1739043986.115" calcext:value-type="float">
            <text:p>1739043986.1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0]-[.A150]" office:value-type="float" office:value="1.61199998855591" calcext:value-type="float">
            <text:p>1.61199998855591</text:p>
          </table:table-cell>
          <table:table-cell/>
          <table:table-cell table:formula="of:=[.H150] - [.K150]" office:value-type="float" office:value="0.905000209808349" calcext:value-type="float">
            <text:p>0.90500020980834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5.269" calcext:value-type="float">
            <text:p>1739043985.269</text:p>
          </table:table-cell>
          <table:table-cell office:value-type="float" office:value="1739043988.327" calcext:value-type="float">
            <text:p>1739043988.3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1]-[.A151]" office:value-type="float" office:value="3.05799984931946" calcext:value-type="float">
            <text:p>3.05799984931946</text:p>
          </table:table-cell>
          <table:table-cell/>
          <table:table-cell table:formula="of:=[.H151] - [.K151]" office:value-type="float" office:value="2.3510000705719" calcext:value-type="float">
            <text:p>2.351000070571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5.303" calcext:value-type="float">
            <text:p>1739043985.303</text:p>
          </table:table-cell>
          <table:table-cell office:value-type="float" office:value="1739043988.617" calcext:value-type="float">
            <text:p>1739043988.6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2]-[.A152]" office:value-type="float" office:value="3.31400012969971" calcext:value-type="float">
            <text:p>3.31400012969971</text:p>
          </table:table-cell>
          <table:table-cell/>
          <table:table-cell table:formula="of:=[.H152] - [.K152]" office:value-type="float" office:value="2.60700035095215" calcext:value-type="float">
            <text:p>2.6070003509521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5.469" calcext:value-type="float">
            <text:p>1739043985.469</text:p>
          </table:table-cell>
          <table:table-cell office:value-type="float" office:value="1739043989" calcext:value-type="float">
            <text:p>17390439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3]-[.A153]" office:value-type="float" office:value="3.53099989891052" calcext:value-type="float">
            <text:p>3.53099989891052</text:p>
          </table:table-cell>
          <table:table-cell/>
          <table:table-cell table:formula="of:=[.H153] - [.K153]" office:value-type="float" office:value="2.82400012016296" calcext:value-type="float">
            <text:p>2.8240001201629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9.436" calcext:value-type="float">
            <text:p>1739043989.436</text:p>
          </table:table-cell>
          <table:table-cell office:value-type="float" office:value="1739043991.013" calcext:value-type="float">
            <text:p>1739043991.0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4]-[.A154]" office:value-type="float" office:value="1.57699990272522" calcext:value-type="float">
            <text:p>1.57699990272522</text:p>
          </table:table-cell>
          <table:table-cell/>
          <table:table-cell table:formula="of:=[.H154] - [.K154]" office:value-type="float" office:value="0.870000123977661" calcext:value-type="float">
            <text:p>0.87000012397766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89.77" calcext:value-type="float">
            <text:p>1739043989.77</text:p>
          </table:table-cell>
          <table:table-cell office:value-type="float" office:value="1739043991.324" calcext:value-type="float">
            <text:p>1739043991.3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5]-[.A155]" office:value-type="float" office:value="1.55399990081787" calcext:value-type="float">
            <text:p>1.55399990081787</text:p>
          </table:table-cell>
          <table:table-cell/>
          <table:table-cell table:formula="of:=[.H155] - [.K155]" office:value-type="float" office:value="0.847000122070312" calcext:value-type="float">
            <text:p>0.84700012207031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0.036" calcext:value-type="float">
            <text:p>1739043990.036</text:p>
          </table:table-cell>
          <table:table-cell office:value-type="float" office:value="1739043991.615" calcext:value-type="float">
            <text:p>1739043991.6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6]-[.A156]" office:value-type="float" office:value="1.5789999961853" calcext:value-type="float">
            <text:p>1.5789999961853</text:p>
          </table:table-cell>
          <table:table-cell/>
          <table:table-cell table:formula="of:=[.H156] - [.K156]" office:value-type="float" office:value="0.872000217437744" calcext:value-type="float">
            <text:p>0.87200021743774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0.27" calcext:value-type="float">
            <text:p>1739043990.27</text:p>
          </table:table-cell>
          <table:table-cell office:value-type="float" office:value="1739043991.915" calcext:value-type="float">
            <text:p>1739043991.9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7]-[.A157]" office:value-type="float" office:value="1.64499998092651" calcext:value-type="float">
            <text:p>1.64499998092651</text:p>
          </table:table-cell>
          <table:table-cell/>
          <table:table-cell table:formula="of:=[.H157] - [.K157]" office:value-type="float" office:value="0.938000202178955" calcext:value-type="float">
            <text:p>0.93800020217895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0.636" calcext:value-type="float">
            <text:p>1739043990.636</text:p>
          </table:table-cell>
          <table:table-cell office:value-type="float" office:value="1739043992.21" calcext:value-type="float">
            <text:p>1739043992.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8]-[.A158]" office:value-type="float" office:value="1.57400012016296" calcext:value-type="float">
            <text:p>1.57400012016296</text:p>
          </table:table-cell>
          <table:table-cell/>
          <table:table-cell table:formula="of:=[.H158] - [.K158]" office:value-type="float" office:value="0.867000341415405" calcext:value-type="float">
            <text:p>0.86700034141540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0.67" calcext:value-type="float">
            <text:p>1739043990.67</text:p>
          </table:table-cell>
          <table:table-cell office:value-type="float" office:value="1739043992.507" calcext:value-type="float">
            <text:p>1739043992.5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9]-[.A159]" office:value-type="float" office:value="1.83699989318848" calcext:value-type="float">
            <text:p>1.83699989318848</text:p>
          </table:table-cell>
          <table:table-cell/>
          <table:table-cell table:formula="of:=[.H159] - [.K159]" office:value-type="float" office:value="1.13000011444092" calcext:value-type="float">
            <text:p>1.1300001144409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1.003" calcext:value-type="float">
            <text:p>1739043991.003</text:p>
          </table:table-cell>
          <table:table-cell office:value-type="float" office:value="1739043992.808" calcext:value-type="float">
            <text:p>1739043992.8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0]-[.A160]" office:value-type="float" office:value="1.8050000667572" calcext:value-type="float">
            <text:p>1.8050000667572</text:p>
          </table:table-cell>
          <table:table-cell/>
          <table:table-cell table:formula="of:=[.H160] - [.K160]" office:value-type="float" office:value="1.09800028800964" calcext:value-type="float">
            <text:p>1.0980002880096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1.336" calcext:value-type="float">
            <text:p>1739043991.336</text:p>
          </table:table-cell>
          <table:table-cell office:value-type="float" office:value="1739043993.11" calcext:value-type="float">
            <text:p>1739043993.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1]-[.A161]" office:value-type="float" office:value="1.7739999294281" calcext:value-type="float">
            <text:p>1.7739999294281</text:p>
          </table:table-cell>
          <table:table-cell/>
          <table:table-cell table:formula="of:=[.H161] - [.K161]" office:value-type="float" office:value="1.06700015068054" calcext:value-type="float">
            <text:p>1.0670001506805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1.77" calcext:value-type="float">
            <text:p>1739043991.77</text:p>
          </table:table-cell>
          <table:table-cell office:value-type="float" office:value="1739043993.397" calcext:value-type="float">
            <text:p>1739043993.3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2]-[.A162]" office:value-type="float" office:value="1.62700009346008" calcext:value-type="float">
            <text:p>1.62700009346008</text:p>
          </table:table-cell>
          <table:table-cell/>
          <table:table-cell table:formula="of:=[.H162] - [.K162]" office:value-type="float" office:value="0.920000314712524" calcext:value-type="float">
            <text:p>0.92000031471252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2.27" calcext:value-type="float">
            <text:p>1739043992.27</text:p>
          </table:table-cell>
          <table:table-cell office:value-type="float" office:value="1739043993.798" calcext:value-type="float">
            <text:p>1739043993.7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3]-[.A163]" office:value-type="float" office:value="1.52800011634827" calcext:value-type="float">
            <text:p>1.52800011634827</text:p>
          </table:table-cell>
          <table:table-cell/>
          <table:table-cell table:formula="of:=[.H163] - [.K163]" office:value-type="float" office:value="0.821000337600708" calcext:value-type="float">
            <text:p>0.82100033760070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2.57" calcext:value-type="float">
            <text:p>1739043992.57</text:p>
          </table:table-cell>
          <table:table-cell office:value-type="float" office:value="1739043995.47" calcext:value-type="float">
            <text:p>1739043995.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4]-[.A164]" office:value-type="float" office:value="2.90000009536743" calcext:value-type="float">
            <text:p>2.90000009536743</text:p>
          </table:table-cell>
          <table:table-cell/>
          <table:table-cell table:formula="of:=[.H164] - [.K164]" office:value-type="float" office:value="2.19300031661987" calcext:value-type="float">
            <text:p>2.1930003166198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6.136" calcext:value-type="float">
            <text:p>1739043996.136</text:p>
          </table:table-cell>
          <table:table-cell office:value-type="float" office:value="1739043997.815" calcext:value-type="float">
            <text:p>1739043997.8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5]-[.A165]" office:value-type="float" office:value="1.67900013923645" calcext:value-type="float">
            <text:p>1.67900013923645</text:p>
          </table:table-cell>
          <table:table-cell/>
          <table:table-cell table:formula="of:=[.H165] - [.K165]" office:value-type="float" office:value="0.972000360488891" calcext:value-type="float">
            <text:p>0.97200036048889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6.603" calcext:value-type="float">
            <text:p>1739043996.603</text:p>
          </table:table-cell>
          <table:table-cell office:value-type="float" office:value="1739043998.757" calcext:value-type="float">
            <text:p>1739043998.7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6]-[.A166]" office:value-type="float" office:value="2.15400004386902" calcext:value-type="float">
            <text:p>2.15400004386902</text:p>
          </table:table-cell>
          <table:table-cell/>
          <table:table-cell table:formula="of:=[.H166] - [.K166]" office:value-type="float" office:value="1.44700026512146" calcext:value-type="float">
            <text:p>1.4470002651214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3998.169" calcext:value-type="float">
            <text:p>1739043998.169</text:p>
          </table:table-cell>
          <table:table-cell office:value-type="float" office:value="1739044001.287" calcext:value-type="float">
            <text:p>1739044001.2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7]-[.A167]" office:value-type="float" office:value="3.11800003051758" calcext:value-type="float">
            <text:p>3.11800003051758</text:p>
          </table:table-cell>
          <table:table-cell/>
          <table:table-cell table:formula="of:=[.H167] - [.K167]" office:value-type="float" office:value="2.41100025177002" calcext:value-type="float">
            <text:p>2.4110002517700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03.469" calcext:value-type="float">
            <text:p>1739044003.469</text:p>
          </table:table-cell>
          <table:table-cell office:value-type="float" office:value="1739044006.597" calcext:value-type="float">
            <text:p>1739044006.5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8]-[.A168]" office:value-type="float" office:value="3.12799978256226" calcext:value-type="float">
            <text:p>3.12799978256226</text:p>
          </table:table-cell>
          <table:table-cell/>
          <table:table-cell table:formula="of:=[.H168] - [.K168]" office:value-type="float" office:value="2.4210000038147" calcext:value-type="float">
            <text:p>2.421000003814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05.536" calcext:value-type="float">
            <text:p>1739044005.536</text:p>
          </table:table-cell>
          <table:table-cell office:value-type="float" office:value="1739044007.339" calcext:value-type="float">
            <text:p>1739044007.3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9]-[.A169]" office:value-type="float" office:value="1.80299997329712" calcext:value-type="float">
            <text:p>1.80299997329712</text:p>
          </table:table-cell>
          <table:table-cell/>
          <table:table-cell table:formula="of:=[.H169] - [.K169]" office:value-type="float" office:value="1.09600019454956" calcext:value-type="float">
            <text:p>1.0960001945495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06.07" calcext:value-type="float">
            <text:p>1739044006.07</text:p>
          </table:table-cell>
          <table:table-cell office:value-type="float" office:value="1739044007.755" calcext:value-type="float">
            <text:p>1739044007.7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0]-[.A170]" office:value-type="float" office:value="1.68500018119812" calcext:value-type="float">
            <text:p>1.68500018119812</text:p>
          </table:table-cell>
          <table:table-cell/>
          <table:table-cell table:formula="of:=[.H170] - [.K170]" office:value-type="float" office:value="0.978000402450561" calcext:value-type="float">
            <text:p>0.97800040245056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06.47" calcext:value-type="float">
            <text:p>1739044006.47</text:p>
          </table:table-cell>
          <table:table-cell office:value-type="float" office:value="1739044011.884" calcext:value-type="float">
            <text:p>1739044011.8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1]-[.A171]" office:value-type="float" office:value="5.41400003433228" calcext:value-type="float">
            <text:p>5.41400003433228</text:p>
          </table:table-cell>
          <table:table-cell/>
          <table:table-cell table:formula="of:=[.H171] - [.K171]" office:value-type="float" office:value="4.70700025558472" calcext:value-type="float">
            <text:p>4.7070002555847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0.636" calcext:value-type="float">
            <text:p>1739044010.636</text:p>
          </table:table-cell>
          <table:table-cell office:value-type="float" office:value="1739044012.289" calcext:value-type="float">
            <text:p>1739044012.2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2]-[.A172]" office:value-type="float" office:value="1.65300011634827" calcext:value-type="float">
            <text:p>1.65300011634827</text:p>
          </table:table-cell>
          <table:table-cell/>
          <table:table-cell table:formula="of:=[.H172] - [.K172]" office:value-type="float" office:value="0.946000337600708" calcext:value-type="float">
            <text:p>0.94600033760070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1.07" calcext:value-type="float">
            <text:p>1739044011.07</text:p>
          </table:table-cell>
          <table:table-cell office:value-type="float" office:value="1739044012.832" calcext:value-type="float">
            <text:p>1739044012.8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3]-[.A173]" office:value-type="float" office:value="1.76200008392334" calcext:value-type="float">
            <text:p>1.76200008392334</text:p>
          </table:table-cell>
          <table:table-cell/>
          <table:table-cell table:formula="of:=[.H173] - [.K173]" office:value-type="float" office:value="1.05500030517578" calcext:value-type="float">
            <text:p>1.0550003051757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1.603" calcext:value-type="float">
            <text:p>1739044011.603</text:p>
          </table:table-cell>
          <table:table-cell office:value-type="float" office:value="1739044013.249" calcext:value-type="float">
            <text:p>1739044013.2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4]-[.A174]" office:value-type="float" office:value="1.64600014686584" calcext:value-type="float">
            <text:p>1.64600014686584</text:p>
          </table:table-cell>
          <table:table-cell/>
          <table:table-cell table:formula="of:=[.H174] - [.K174]" office:value-type="float" office:value="0.939000368118286" calcext:value-type="float">
            <text:p>0.93900036811828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2.503" calcext:value-type="float">
            <text:p>1739044012.503</text:p>
          </table:table-cell>
          <table:table-cell office:value-type="float" office:value="1739044016.382" calcext:value-type="float">
            <text:p>1739044016.3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5]-[.A175]" office:value-type="float" office:value="3.87899994850159" calcext:value-type="float">
            <text:p>3.87899994850159</text:p>
          </table:table-cell>
          <table:table-cell/>
          <table:table-cell table:formula="of:=[.H175] - [.K175]" office:value-type="float" office:value="3.17200016975403" calcext:value-type="float">
            <text:p>3.1720001697540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5.236" calcext:value-type="float">
            <text:p>1739044015.236</text:p>
          </table:table-cell>
          <table:table-cell office:value-type="float" office:value="1739044017.238" calcext:value-type="float">
            <text:p>1739044017.2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6]-[.A176]" office:value-type="float" office:value="2.0019998550415" calcext:value-type="float">
            <text:p>2.0019998550415</text:p>
          </table:table-cell>
          <table:table-cell/>
          <table:table-cell table:formula="of:=[.H176] - [.K176]" office:value-type="float" office:value="1.29500007629394" calcext:value-type="float">
            <text:p>1.2950000762939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5.803" calcext:value-type="float">
            <text:p>1739044015.803</text:p>
          </table:table-cell>
          <table:table-cell office:value-type="float" office:value="1739044017.571" calcext:value-type="float">
            <text:p>1739044017.5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7]-[.A177]" office:value-type="float" office:value="1.76800012588501" calcext:value-type="float">
            <text:p>1.76800012588501</text:p>
          </table:table-cell>
          <table:table-cell/>
          <table:table-cell table:formula="of:=[.H177] - [.K177]" office:value-type="float" office:value="1.06100034713745" calcext:value-type="float">
            <text:p>1.0610003471374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6.003" calcext:value-type="float">
            <text:p>1739044016.003</text:p>
          </table:table-cell>
          <table:table-cell office:value-type="float" office:value="1739044017.855" calcext:value-type="float">
            <text:p>1739044017.8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8]-[.A178]" office:value-type="float" office:value="1.85199999809265" calcext:value-type="float">
            <text:p>1.85199999809265</text:p>
          </table:table-cell>
          <table:table-cell/>
          <table:table-cell table:formula="of:=[.H178] - [.K178]" office:value-type="float" office:value="1.14500021934509" calcext:value-type="float">
            <text:p>1.1450002193450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6.536" calcext:value-type="float">
            <text:p>1739044016.536</text:p>
          </table:table-cell>
          <table:table-cell office:value-type="float" office:value="1739044018.311" calcext:value-type="float">
            <text:p>1739044018.3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9]-[.A179]" office:value-type="float" office:value="1.77500009536743" calcext:value-type="float">
            <text:p>1.77500009536743</text:p>
          </table:table-cell>
          <table:table-cell/>
          <table:table-cell table:formula="of:=[.H179] - [.K179]" office:value-type="float" office:value="1.06800031661987" calcext:value-type="float">
            <text:p>1.0680003166198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7.236" calcext:value-type="float">
            <text:p>1739044017.236</text:p>
          </table:table-cell>
          <table:table-cell office:value-type="float" office:value="1739044019.407" calcext:value-type="float">
            <text:p>1739044019.4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0]-[.A180]" office:value-type="float" office:value="2.1710000038147" calcext:value-type="float">
            <text:p>2.1710000038147</text:p>
          </table:table-cell>
          <table:table-cell/>
          <table:table-cell table:formula="of:=[.H180] - [.K180]" office:value-type="float" office:value="1.46400022506714" calcext:value-type="float">
            <text:p>1.4640002250671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8.07" calcext:value-type="float">
            <text:p>1739044018.07</text:p>
          </table:table-cell>
          <table:table-cell office:value-type="float" office:value="1739044019.715" calcext:value-type="float">
            <text:p>1739044019.7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1]-[.A181]" office:value-type="float" office:value="1.64499998092651" calcext:value-type="float">
            <text:p>1.64499998092651</text:p>
          </table:table-cell>
          <table:table-cell/>
          <table:table-cell table:formula="of:=[.H181] - [.K181]" office:value-type="float" office:value="0.938000202178955" calcext:value-type="float">
            <text:p>0.93800020217895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18.403" calcext:value-type="float">
            <text:p>1739044018.403</text:p>
          </table:table-cell>
          <table:table-cell office:value-type="float" office:value="1739044020.003" calcext:value-type="float">
            <text:p>1739044020.0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2]-[.A182]" office:value-type="float" office:value="1.59999990463257" calcext:value-type="float">
            <text:p>1.59999990463257</text:p>
          </table:table-cell>
          <table:table-cell/>
          <table:table-cell table:formula="of:=[.H182] - [.K182]" office:value-type="float" office:value="0.893000125885009" calcext:value-type="float">
            <text:p>0.89300012588500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20.536" calcext:value-type="float">
            <text:p>1739044020.536</text:p>
          </table:table-cell>
          <table:table-cell office:value-type="float" office:value="1739044024.277" calcext:value-type="float">
            <text:p>1739044024.2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3]-[.A183]" office:value-type="float" office:value="3.7409999370575" calcext:value-type="float">
            <text:p>3.7409999370575</text:p>
          </table:table-cell>
          <table:table-cell/>
          <table:table-cell table:formula="of:=[.H183] - [.K183]" office:value-type="float" office:value="3.03400015830994" calcext:value-type="float">
            <text:p>3.0340001583099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23.27" calcext:value-type="float">
            <text:p>1739044023.27</text:p>
          </table:table-cell>
          <table:table-cell office:value-type="float" office:value="1739044025.292" calcext:value-type="float">
            <text:p>1739044025.2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4]-[.A184]" office:value-type="float" office:value="2.0220000743866" calcext:value-type="float">
            <text:p>2.0220000743866</text:p>
          </table:table-cell>
          <table:table-cell/>
          <table:table-cell table:formula="of:=[.H184] - [.K184]" office:value-type="float" office:value="1.31500029563904" calcext:value-type="float">
            <text:p>1.3150002956390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24.636" calcext:value-type="float">
            <text:p>1739044024.636</text:p>
          </table:table-cell>
          <table:table-cell office:value-type="float" office:value="1739044026.21" calcext:value-type="float">
            <text:p>1739044026.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5]-[.A185]" office:value-type="float" office:value="1.57400012016296" calcext:value-type="float">
            <text:p>1.57400012016296</text:p>
          </table:table-cell>
          <table:table-cell/>
          <table:table-cell table:formula="of:=[.H185] - [.K185]" office:value-type="float" office:value="0.867000341415405" calcext:value-type="float">
            <text:p>0.86700034141540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24.87" calcext:value-type="float">
            <text:p>1739044024.87</text:p>
          </table:table-cell>
          <table:table-cell office:value-type="float" office:value="1739044026.683" calcext:value-type="float">
            <text:p>1739044026.6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6]-[.A186]" office:value-type="float" office:value="1.81300020217896" calcext:value-type="float">
            <text:p>1.81300020217896</text:p>
          </table:table-cell>
          <table:table-cell/>
          <table:table-cell table:formula="of:=[.H186] - [.K186]" office:value-type="float" office:value="1.1060004234314" calcext:value-type="float">
            <text:p>1.106000423431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25.803" calcext:value-type="float">
            <text:p>1739044025.803</text:p>
          </table:table-cell>
          <table:table-cell office:value-type="float" office:value="1739044030.288" calcext:value-type="float">
            <text:p>1739044030.2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7]-[.A187]" office:value-type="float" office:value="4.4850001335144" calcext:value-type="float">
            <text:p>4.4850001335144</text:p>
          </table:table-cell>
          <table:table-cell/>
          <table:table-cell table:formula="of:=[.H187] - [.K187]" office:value-type="float" office:value="3.77800035476685" calcext:value-type="float">
            <text:p>3.7780003547668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29.203" calcext:value-type="float">
            <text:p>1739044029.203</text:p>
          </table:table-cell>
          <table:table-cell office:value-type="float" office:value="1739044031.009" calcext:value-type="float">
            <text:p>1739044031.0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8]-[.A188]" office:value-type="float" office:value="1.80599999427795" calcext:value-type="float">
            <text:p>1.80599999427795</text:p>
          </table:table-cell>
          <table:table-cell/>
          <table:table-cell table:formula="of:=[.H188] - [.K188]" office:value-type="float" office:value="1.0990002155304" calcext:value-type="float">
            <text:p>1.099000215530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29.703" calcext:value-type="float">
            <text:p>1739044029.703</text:p>
          </table:table-cell>
          <table:table-cell office:value-type="float" office:value="1739044031.487" calcext:value-type="float">
            <text:p>1739044031.4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9]-[.A189]" office:value-type="float" office:value="1.78399991989136" calcext:value-type="float">
            <text:p>1.78399991989136</text:p>
          </table:table-cell>
          <table:table-cell/>
          <table:table-cell table:formula="of:=[.H189] - [.K189]" office:value-type="float" office:value="1.0770001411438" calcext:value-type="float">
            <text:p>1.077000141143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36.07" calcext:value-type="float">
            <text:p>1739044036.07</text:p>
          </table:table-cell>
          <table:table-cell office:value-type="float" office:value="1739044037.697" calcext:value-type="float">
            <text:p>1739044037.6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0]-[.A190]" office:value-type="float" office:value="1.62700009346008" calcext:value-type="float">
            <text:p>1.62700009346008</text:p>
          </table:table-cell>
          <table:table-cell/>
          <table:table-cell table:formula="of:=[.H190] - [.K190]" office:value-type="float" office:value="0.920000314712524" calcext:value-type="float">
            <text:p>0.92000031471252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36.403" calcext:value-type="float">
            <text:p>1739044036.403</text:p>
          </table:table-cell>
          <table:table-cell office:value-type="float" office:value="1739044038.297" calcext:value-type="float">
            <text:p>1739044038.2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1]-[.A191]" office:value-type="float" office:value="1.89399981498718" calcext:value-type="float">
            <text:p>1.89399981498718</text:p>
          </table:table-cell>
          <table:table-cell/>
          <table:table-cell table:formula="of:=[.H191] - [.K191]" office:value-type="float" office:value="1.18700003623962" calcext:value-type="float">
            <text:p>1.1870000362396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36.936" calcext:value-type="float">
            <text:p>1739044036.936</text:p>
          </table:table-cell>
          <table:table-cell office:value-type="float" office:value="1739044039.053" calcext:value-type="float">
            <text:p>1739044039.0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2]-[.A192]" office:value-type="float" office:value="2.11699986457825" calcext:value-type="float">
            <text:p>2.11699986457825</text:p>
          </table:table-cell>
          <table:table-cell/>
          <table:table-cell table:formula="of:=[.H192] - [.K192]" office:value-type="float" office:value="1.41000008583069" calcext:value-type="float">
            <text:p>1.4100000858306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37.67" calcext:value-type="float">
            <text:p>1739044037.67</text:p>
          </table:table-cell>
          <table:table-cell office:value-type="float" office:value="1739044039.345" calcext:value-type="float">
            <text:p>1739044039.3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3]-[.A193]" office:value-type="float" office:value="1.67499995231628" calcext:value-type="float">
            <text:p>1.67499995231628</text:p>
          </table:table-cell>
          <table:table-cell/>
          <table:table-cell table:formula="of:=[.H193] - [.K193]" office:value-type="float" office:value="0.968000173568725" calcext:value-type="float">
            <text:p>0.96800017356872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38.336" calcext:value-type="float">
            <text:p>1739044038.336</text:p>
          </table:table-cell>
          <table:table-cell office:value-type="float" office:value="1739044039.718" calcext:value-type="float">
            <text:p>1739044039.7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4]-[.A194]" office:value-type="float" office:value="1.38199996948242" calcext:value-type="float">
            <text:p>1.38199996948242</text:p>
          </table:table-cell>
          <table:table-cell/>
          <table:table-cell table:formula="of:=[.H194] - [.K194]" office:value-type="float" office:value="0.675000190734863" calcext:value-type="float">
            <text:p>0.67500019073486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38.736" calcext:value-type="float">
            <text:p>1739044038.736</text:p>
          </table:table-cell>
          <table:table-cell office:value-type="float" office:value="1739044040.442" calcext:value-type="float">
            <text:p>1739044040.4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5]-[.A195]" office:value-type="float" office:value="1.70599985122681" calcext:value-type="float">
            <text:p>1.70599985122681</text:p>
          </table:table-cell>
          <table:table-cell/>
          <table:table-cell table:formula="of:=[.H195] - [.K195]" office:value-type="float" office:value="0.999000072479248" calcext:value-type="float">
            <text:p>0.99900007247924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39.67" calcext:value-type="float">
            <text:p>1739044039.67</text:p>
          </table:table-cell>
          <table:table-cell office:value-type="float" office:value="1739044044.327" calcext:value-type="float">
            <text:p>1739044044.3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6]-[.A196]" office:value-type="float" office:value="4.65699982643127" calcext:value-type="float">
            <text:p>4.65699982643127</text:p>
          </table:table-cell>
          <table:table-cell/>
          <table:table-cell table:formula="of:=[.H196] - [.K196]" office:value-type="float" office:value="3.95000004768372" calcext:value-type="float">
            <text:p>3.9500000476837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2.97" calcext:value-type="float">
            <text:p>1739044042.97</text:p>
          </table:table-cell>
          <table:table-cell office:value-type="float" office:value="1739044044.676" calcext:value-type="float">
            <text:p>1739044044.6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7]-[.A197]" office:value-type="float" office:value="1.70600008964539" calcext:value-type="float">
            <text:p>1.70600008964539</text:p>
          </table:table-cell>
          <table:table-cell/>
          <table:table-cell table:formula="of:=[.H197] - [.K197]" office:value-type="float" office:value="0.999000310897827" calcext:value-type="float">
            <text:p>0.99900031089782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3.103" calcext:value-type="float">
            <text:p>1739044043.103</text:p>
          </table:table-cell>
          <table:table-cell office:value-type="float" office:value="1739044044.959" calcext:value-type="float">
            <text:p>1739044044.9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8]-[.A198]" office:value-type="float" office:value="1.85600018501282" calcext:value-type="float">
            <text:p>1.85600018501282</text:p>
          </table:table-cell>
          <table:table-cell/>
          <table:table-cell table:formula="of:=[.H198] - [.K198]" office:value-type="float" office:value="1.14900040626526" calcext:value-type="float">
            <text:p>1.1490004062652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4.636" calcext:value-type="float">
            <text:p>1739044044.636</text:p>
          </table:table-cell>
          <table:table-cell office:value-type="float" office:value="1739044046.532" calcext:value-type="float">
            <text:p>1739044046.5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9]-[.A199]" office:value-type="float" office:value="1.89600014686584" calcext:value-type="float">
            <text:p>1.89600014686584</text:p>
          </table:table-cell>
          <table:table-cell/>
          <table:table-cell table:formula="of:=[.H199] - [.K199]" office:value-type="float" office:value="1.18900036811829" calcext:value-type="float">
            <text:p>1.1890003681182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5.97" calcext:value-type="float">
            <text:p>1739044045.97</text:p>
          </table:table-cell>
          <table:table-cell office:value-type="float" office:value="1739044047.742" calcext:value-type="float">
            <text:p>1739044047.7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0]-[.A200]" office:value-type="float" office:value="1.7720000743866" calcext:value-type="float">
            <text:p>1.7720000743866</text:p>
          </table:table-cell>
          <table:table-cell/>
          <table:table-cell table:formula="of:=[.H200] - [.K200]" office:value-type="float" office:value="1.06500029563904" calcext:value-type="float">
            <text:p>1.0650002956390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6.436" calcext:value-type="float">
            <text:p>1739044046.436</text:p>
          </table:table-cell>
          <table:table-cell office:value-type="float" office:value="1739044048.255" calcext:value-type="float">
            <text:p>1739044048.2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1]-[.A201]" office:value-type="float" office:value="1.81900000572205" calcext:value-type="float">
            <text:p>1.81900000572205</text:p>
          </table:table-cell>
          <table:table-cell/>
          <table:table-cell table:formula="of:=[.H201] - [.K201]" office:value-type="float" office:value="1.11200022697449" calcext:value-type="float">
            <text:p>1.1120002269744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7.003" calcext:value-type="float">
            <text:p>1739044047.003</text:p>
          </table:table-cell>
          <table:table-cell office:value-type="float" office:value="1739044048.874" calcext:value-type="float">
            <text:p>1739044048.8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2]-[.A202]" office:value-type="float" office:value="1.87100005149841" calcext:value-type="float">
            <text:p>1.87100005149841</text:p>
          </table:table-cell>
          <table:table-cell/>
          <table:table-cell table:formula="of:=[.H202] - [.K202]" office:value-type="float" office:value="1.16400027275085" calcext:value-type="float">
            <text:p>1.1640002727508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7.736" calcext:value-type="float">
            <text:p>1739044047.736</text:p>
          </table:table-cell>
          <table:table-cell office:value-type="float" office:value="1739044049.718" calcext:value-type="float">
            <text:p>1739044049.7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3]-[.A203]" office:value-type="float" office:value="1.98199987411499" calcext:value-type="float">
            <text:p>1.98199987411499</text:p>
          </table:table-cell>
          <table:table-cell/>
          <table:table-cell table:formula="of:=[.H203] - [.K203]" office:value-type="float" office:value="1.27500009536743" calcext:value-type="float">
            <text:p>1.2750000953674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8.036" calcext:value-type="float">
            <text:p>1739044048.036</text:p>
          </table:table-cell>
          <table:table-cell office:value-type="float" office:value="1739044050.016" calcext:value-type="float">
            <text:p>1739044050.0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4]-[.A204]" office:value-type="float" office:value="1.98000001907349" calcext:value-type="float">
            <text:p>1.98000001907349</text:p>
          </table:table-cell>
          <table:table-cell/>
          <table:table-cell table:formula="of:=[.H204] - [.K204]" office:value-type="float" office:value="1.27300024032593" calcext:value-type="float">
            <text:p>1.2730002403259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8.87" calcext:value-type="float">
            <text:p>1739044048.87</text:p>
          </table:table-cell>
          <table:table-cell office:value-type="float" office:value="1739044050.315" calcext:value-type="float">
            <text:p>1739044050.3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5]-[.A205]" office:value-type="float" office:value="1.44500017166138" calcext:value-type="float">
            <text:p>1.44500017166138</text:p>
          </table:table-cell>
          <table:table-cell/>
          <table:table-cell table:formula="of:=[.H205] - [.K205]" office:value-type="float" office:value="0.738000392913818" calcext:value-type="float">
            <text:p>0.73800039291381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9.003" calcext:value-type="float">
            <text:p>1739044049.003</text:p>
          </table:table-cell>
          <table:table-cell office:value-type="float" office:value="1739044050.6" calcext:value-type="float">
            <text:p>1739044050.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6]-[.A206]" office:value-type="float" office:value="1.59699988365173" calcext:value-type="float">
            <text:p>1.59699988365173</text:p>
          </table:table-cell>
          <table:table-cell/>
          <table:table-cell table:formula="of:=[.H206] - [.K206]" office:value-type="float" office:value="0.890000104904174" calcext:value-type="float">
            <text:p>0.89000010490417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9.303" calcext:value-type="float">
            <text:p>1739044049.303</text:p>
          </table:table-cell>
          <table:table-cell office:value-type="float" office:value="1739044050.886" calcext:value-type="float">
            <text:p>1739044050.8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7]-[.A207]" office:value-type="float" office:value="1.58299994468689" calcext:value-type="float">
            <text:p>1.58299994468689</text:p>
          </table:table-cell>
          <table:table-cell/>
          <table:table-cell table:formula="of:=[.H207] - [.K207]" office:value-type="float" office:value="0.876000165939331" calcext:value-type="float">
            <text:p>0.87600016593933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9.603" calcext:value-type="float">
            <text:p>1739044049.603</text:p>
          </table:table-cell>
          <table:table-cell office:value-type="float" office:value="1739044051.17" calcext:value-type="float">
            <text:p>1739044051.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8]-[.A208]" office:value-type="float" office:value="1.56700015068054" calcext:value-type="float">
            <text:p>1.56700015068054</text:p>
          </table:table-cell>
          <table:table-cell/>
          <table:table-cell table:formula="of:=[.H208] - [.K208]" office:value-type="float" office:value="0.860000371932983" calcext:value-type="float">
            <text:p>0.86000037193298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49.703" calcext:value-type="float">
            <text:p>1739044049.703</text:p>
          </table:table-cell>
          <table:table-cell office:value-type="float" office:value="1739044051.471" calcext:value-type="float">
            <text:p>1739044051.4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9]-[.A209]" office:value-type="float" office:value="1.76799988746643" calcext:value-type="float">
            <text:p>1.76799988746643</text:p>
          </table:table-cell>
          <table:table-cell/>
          <table:table-cell table:formula="of:=[.H209] - [.K209]" office:value-type="float" office:value="1.06100010871887" calcext:value-type="float">
            <text:p>1.0610001087188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53.003" calcext:value-type="float">
            <text:p>1739044053.003</text:p>
          </table:table-cell>
          <table:table-cell office:value-type="float" office:value="1739044054.612" calcext:value-type="float">
            <text:p>1739044054.6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0]-[.A210]" office:value-type="float" office:value="1.60899996757507" calcext:value-type="float">
            <text:p>1.60899996757507</text:p>
          </table:table-cell>
          <table:table-cell/>
          <table:table-cell table:formula="of:=[.H210] - [.K210]" office:value-type="float" office:value="0.902000188827514" calcext:value-type="float">
            <text:p>0.90200018882751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54.503" calcext:value-type="float">
            <text:p>1739044054.503</text:p>
          </table:table-cell>
          <table:table-cell office:value-type="float" office:value="1739044055.932" calcext:value-type="float">
            <text:p>1739044055.9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1]-[.A211]" office:value-type="float" office:value="1.42899990081787" calcext:value-type="float">
            <text:p>1.42899990081787</text:p>
          </table:table-cell>
          <table:table-cell/>
          <table:table-cell table:formula="of:=[.H211] - [.K211]" office:value-type="float" office:value="0.722000122070312" calcext:value-type="float">
            <text:p>0.72200012207031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55.003" calcext:value-type="float">
            <text:p>1739044055.003</text:p>
          </table:table-cell>
          <table:table-cell office:value-type="float" office:value="1739044056.895" calcext:value-type="float">
            <text:p>1739044056.8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2]-[.A212]" office:value-type="float" office:value="1.89199995994568" calcext:value-type="float">
            <text:p>1.89199995994568</text:p>
          </table:table-cell>
          <table:table-cell/>
          <table:table-cell table:formula="of:=[.H212] - [.K212]" office:value-type="float" office:value="1.18500018119812" calcext:value-type="float">
            <text:p>1.1850001811981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55.77" calcext:value-type="float">
            <text:p>1739044055.77</text:p>
          </table:table-cell>
          <table:table-cell office:value-type="float" office:value="1739044057.644" calcext:value-type="float">
            <text:p>1739044057.6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3]-[.A213]" office:value-type="float" office:value="1.87400007247925" calcext:value-type="float">
            <text:p>1.87400007247925</text:p>
          </table:table-cell>
          <table:table-cell/>
          <table:table-cell table:formula="of:=[.H213] - [.K213]" office:value-type="float" office:value="1.16700029373169" calcext:value-type="float">
            <text:p>1.1670002937316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56.703" calcext:value-type="float">
            <text:p>1739044056.703</text:p>
          </table:table-cell>
          <table:table-cell office:value-type="float" office:value="1739044058.612" calcext:value-type="float">
            <text:p>1739044058.6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4]-[.A214]" office:value-type="float" office:value="1.90899991989136" calcext:value-type="float">
            <text:p>1.90899991989136</text:p>
          </table:table-cell>
          <table:table-cell/>
          <table:table-cell table:formula="of:=[.H214] - [.K214]" office:value-type="float" office:value="1.2020001411438" calcext:value-type="float">
            <text:p>1.202000141143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56.936" calcext:value-type="float">
            <text:p>1739044056.936</text:p>
          </table:table-cell>
          <table:table-cell office:value-type="float" office:value="1739044058.904" calcext:value-type="float">
            <text:p>1739044058.9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5]-[.A215]" office:value-type="float" office:value="1.96799993515015" calcext:value-type="float">
            <text:p>1.96799993515015</text:p>
          </table:table-cell>
          <table:table-cell/>
          <table:table-cell table:formula="of:=[.H215] - [.K215]" office:value-type="float" office:value="1.26100015640259" calcext:value-type="float">
            <text:p>1.2610001564025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58.936" calcext:value-type="float">
            <text:p>1739044058.936</text:p>
          </table:table-cell>
          <table:table-cell office:value-type="float" office:value="1739044061.44" calcext:value-type="float">
            <text:p>1739044061.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6]-[.A216]" office:value-type="float" office:value="2.50399994850159" calcext:value-type="float">
            <text:p>2.50399994850159</text:p>
          </table:table-cell>
          <table:table-cell/>
          <table:table-cell table:formula="of:=[.H216] - [.K216]" office:value-type="float" office:value="1.79700016975403" calcext:value-type="float">
            <text:p>1.7970001697540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60.57" calcext:value-type="float">
            <text:p>1739044060.57</text:p>
          </table:table-cell>
          <table:table-cell office:value-type="float" office:value="1739044062.019" calcext:value-type="float">
            <text:p>1739044062.0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7]-[.A217]" office:value-type="float" office:value="1.44900012016296" calcext:value-type="float">
            <text:p>1.44900012016296</text:p>
          </table:table-cell>
          <table:table-cell/>
          <table:table-cell table:formula="of:=[.H217] - [.K217]" office:value-type="float" office:value="0.742000341415405" calcext:value-type="float">
            <text:p>0.74200034141540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60.67" calcext:value-type="float">
            <text:p>1739044060.67</text:p>
          </table:table-cell>
          <table:table-cell office:value-type="float" office:value="1739044062.584" calcext:value-type="float">
            <text:p>1739044062.5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8]-[.A218]" office:value-type="float" office:value="1.91400003433228" calcext:value-type="float">
            <text:p>1.91400003433228</text:p>
          </table:table-cell>
          <table:table-cell/>
          <table:table-cell table:formula="of:=[.H218] - [.K218]" office:value-type="float" office:value="1.20700025558472" calcext:value-type="float">
            <text:p>1.2070002555847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60.836" calcext:value-type="float">
            <text:p>1739044060.836</text:p>
          </table:table-cell>
          <table:table-cell office:value-type="float" office:value="1739044062.883" calcext:value-type="float">
            <text:p>1739044062.8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9]-[.A219]" office:value-type="float" office:value="2.04699993133545" calcext:value-type="float">
            <text:p>2.04699993133545</text:p>
          </table:table-cell>
          <table:table-cell/>
          <table:table-cell table:formula="of:=[.H219] - [.K219]" office:value-type="float" office:value="1.34000015258789" calcext:value-type="float">
            <text:p>1.3400001525878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60.903" calcext:value-type="float">
            <text:p>1739044060.903</text:p>
          </table:table-cell>
          <table:table-cell office:value-type="float" office:value="1739044063.186" calcext:value-type="float">
            <text:p>1739044063.1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0]-[.A220]" office:value-type="float" office:value="2.28299999237061" calcext:value-type="float">
            <text:p>2.28299999237061</text:p>
          </table:table-cell>
          <table:table-cell/>
          <table:table-cell table:formula="of:=[.H220] - [.K220]" office:value-type="float" office:value="1.57600021362305" calcext:value-type="float">
            <text:p>1.5760002136230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61.936" calcext:value-type="float">
            <text:p>1739044061.936</text:p>
          </table:table-cell>
          <table:table-cell office:value-type="float" office:value="1739044063.508" calcext:value-type="float">
            <text:p>1739044063.5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1]-[.A221]" office:value-type="float" office:value="1.5719997882843" calcext:value-type="float">
            <text:p>1.5719997882843</text:p>
          </table:table-cell>
          <table:table-cell/>
          <table:table-cell table:formula="of:=[.H221] - [.K221]" office:value-type="float" office:value="0.865000009536743" calcext:value-type="float">
            <text:p>0.86500000953674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63.97" calcext:value-type="float">
            <text:p>1739044063.97</text:p>
          </table:table-cell>
          <table:table-cell office:value-type="float" office:value="1739044066.56" calcext:value-type="float">
            <text:p>1739044066.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2]-[.A222]" office:value-type="float" office:value="2.58999991416931" calcext:value-type="float">
            <text:p>2.58999991416931</text:p>
          </table:table-cell>
          <table:table-cell/>
          <table:table-cell table:formula="of:=[.H222] - [.K222]" office:value-type="float" office:value="1.88300013542175" calcext:value-type="float">
            <text:p>1.8830001354217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65.336" calcext:value-type="float">
            <text:p>1739044065.336</text:p>
          </table:table-cell>
          <table:table-cell office:value-type="float" office:value="1739044066.925" calcext:value-type="float">
            <text:p>1739044066.9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3]-[.A223]" office:value-type="float" office:value="1.58899998664856" calcext:value-type="float">
            <text:p>1.58899998664856</text:p>
          </table:table-cell>
          <table:table-cell/>
          <table:table-cell table:formula="of:=[.H223] - [.K223]" office:value-type="float" office:value="0.882000207901" calcext:value-type="float">
            <text:p>0.88200020790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65.67" calcext:value-type="float">
            <text:p>1739044065.67</text:p>
          </table:table-cell>
          <table:table-cell office:value-type="float" office:value="1739044067.226" calcext:value-type="float">
            <text:p>1739044067.2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4]-[.A224]" office:value-type="float" office:value="1.55599999427795" calcext:value-type="float">
            <text:p>1.55599999427795</text:p>
          </table:table-cell>
          <table:table-cell/>
          <table:table-cell table:formula="of:=[.H224] - [.K224]" office:value-type="float" office:value="0.849000215530395" calcext:value-type="float">
            <text:p>0.84900021553039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67.036" calcext:value-type="float">
            <text:p>1739044067.036</text:p>
          </table:table-cell>
          <table:table-cell office:value-type="float" office:value="1739044072.143" calcext:value-type="float">
            <text:p>1739044072.1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5]-[.A225]" office:value-type="float" office:value="5.10699987411499" calcext:value-type="float">
            <text:p>5.10699987411499</text:p>
          </table:table-cell>
          <table:table-cell/>
          <table:table-cell table:formula="of:=[.H225] - [.K225]" office:value-type="float" office:value="4.40000009536743" calcext:value-type="float">
            <text:p>4.4000000953674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2.636" calcext:value-type="float">
            <text:p>1739044072.636</text:p>
          </table:table-cell>
          <table:table-cell office:value-type="float" office:value="1739044074.555" calcext:value-type="float">
            <text:p>1739044074.5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6]-[.A226]" office:value-type="float" office:value="1.91900014877319" calcext:value-type="float">
            <text:p>1.91900014877319</text:p>
          </table:table-cell>
          <table:table-cell/>
          <table:table-cell table:formula="of:=[.H226] - [.K226]" office:value-type="float" office:value="1.21200037002563" calcext:value-type="float">
            <text:p>1.2120003700256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2.803" calcext:value-type="float">
            <text:p>1739044072.803</text:p>
          </table:table-cell>
          <table:table-cell office:value-type="float" office:value="1739044074.788" calcext:value-type="float">
            <text:p>1739044074.7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7]-[.A227]" office:value-type="float" office:value="1.9850001335144" calcext:value-type="float">
            <text:p>1.9850001335144</text:p>
          </table:table-cell>
          <table:table-cell/>
          <table:table-cell table:formula="of:=[.H227] - [.K227]" office:value-type="float" office:value="1.27800035476685" calcext:value-type="float">
            <text:p>1.2780003547668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2.87" calcext:value-type="float">
            <text:p>1739044072.87</text:p>
          </table:table-cell>
          <table:table-cell office:value-type="float" office:value="1739044075.071" calcext:value-type="float">
            <text:p>1739044075.0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8]-[.A228]" office:value-type="float" office:value="2.20100021362305" calcext:value-type="float">
            <text:p>2.20100021362305</text:p>
          </table:table-cell>
          <table:table-cell/>
          <table:table-cell table:formula="of:=[.H228] - [.K228]" office:value-type="float" office:value="1.49400043487549" calcext:value-type="float">
            <text:p>1.4940004348754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3.77" calcext:value-type="float">
            <text:p>1739044073.77</text:p>
          </table:table-cell>
          <table:table-cell office:value-type="float" office:value="1739044075.432" calcext:value-type="float">
            <text:p>1739044075.4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9]-[.A229]" office:value-type="float" office:value="1.66199994087219" calcext:value-type="float">
            <text:p>1.66199994087219</text:p>
          </table:table-cell>
          <table:table-cell/>
          <table:table-cell table:formula="of:=[.H229] - [.K229]" office:value-type="float" office:value="0.955000162124633" calcext:value-type="float">
            <text:p>0.95500016212463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4.07" calcext:value-type="float">
            <text:p>1739044074.07</text:p>
          </table:table-cell>
          <table:table-cell office:value-type="float" office:value="1739044075.775" calcext:value-type="float">
            <text:p>1739044075.7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0]-[.A230]" office:value-type="float" office:value="1.70500016212463" calcext:value-type="float">
            <text:p>1.70500016212463</text:p>
          </table:table-cell>
          <table:table-cell/>
          <table:table-cell table:formula="of:=[.H230] - [.K230]" office:value-type="float" office:value="0.998000383377075" calcext:value-type="float">
            <text:p>0.99800038337707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4.436" calcext:value-type="float">
            <text:p>1739044074.436</text:p>
          </table:table-cell>
          <table:table-cell office:value-type="float" office:value="1739044076.078" calcext:value-type="float">
            <text:p>1739044076.0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1]-[.A231]" office:value-type="float" office:value="1.64199995994568" calcext:value-type="float">
            <text:p>1.64199995994568</text:p>
          </table:table-cell>
          <table:table-cell/>
          <table:table-cell table:formula="of:=[.H231] - [.K231]" office:value-type="float" office:value="0.93500018119812" calcext:value-type="float">
            <text:p>0.9350001811981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4.703" calcext:value-type="float">
            <text:p>1739044074.703</text:p>
          </table:table-cell>
          <table:table-cell office:value-type="float" office:value="1739044076.372" calcext:value-type="float">
            <text:p>1739044076.3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2]-[.A232]" office:value-type="float" office:value="1.66899991035461" calcext:value-type="float">
            <text:p>1.66899991035461</text:p>
          </table:table-cell>
          <table:table-cell/>
          <table:table-cell table:formula="of:=[.H232] - [.K232]" office:value-type="float" office:value="0.962000131607055" calcext:value-type="float">
            <text:p>0.96200013160705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7.27" calcext:value-type="float">
            <text:p>1739044077.27</text:p>
          </table:table-cell>
          <table:table-cell office:value-type="float" office:value="1739044078.728" calcext:value-type="float">
            <text:p>1739044078.7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3]-[.A233]" office:value-type="float" office:value="1.45799994468689" calcext:value-type="float">
            <text:p>1.45799994468689</text:p>
          </table:table-cell>
          <table:table-cell/>
          <table:table-cell table:formula="of:=[.H233] - [.K233]" office:value-type="float" office:value="0.751000165939331" calcext:value-type="float">
            <text:p>0.75100016593933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7.503" calcext:value-type="float">
            <text:p>1739044077.503</text:p>
          </table:table-cell>
          <table:table-cell office:value-type="float" office:value="1739044079.176" calcext:value-type="float">
            <text:p>1739044079.1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4]-[.A234]" office:value-type="float" office:value="1.67300009727478" calcext:value-type="float">
            <text:p>1.67300009727478</text:p>
          </table:table-cell>
          <table:table-cell/>
          <table:table-cell table:formula="of:=[.H234] - [.K234]" office:value-type="float" office:value="0.966000318527221" calcext:value-type="float">
            <text:p>0.96600031852722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77.67" calcext:value-type="float">
            <text:p>1739044077.67</text:p>
          </table:table-cell>
          <table:table-cell office:value-type="float" office:value="1739044079.362" calcext:value-type="float">
            <text:p>1739044079.3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5]-[.A235]" office:value-type="float" office:value="1.69199991226196" calcext:value-type="float">
            <text:p>1.69199991226196</text:p>
          </table:table-cell>
          <table:table-cell/>
          <table:table-cell table:formula="of:=[.H235] - [.K235]" office:value-type="float" office:value="0.985000133514404" calcext:value-type="float">
            <text:p>0.98500013351440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81.536" calcext:value-type="float">
            <text:p>1739044081.536</text:p>
          </table:table-cell>
          <table:table-cell office:value-type="float" office:value="1739044083.127" calcext:value-type="float">
            <text:p>1739044083.1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6]-[.A236]" office:value-type="float" office:value="1.59100008010864" calcext:value-type="float">
            <text:p>1.59100008010864</text:p>
          </table:table-cell>
          <table:table-cell/>
          <table:table-cell table:formula="of:=[.H236] - [.K236]" office:value-type="float" office:value="0.884000301361083" calcext:value-type="float">
            <text:p>0.88400030136108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81.936" calcext:value-type="float">
            <text:p>1739044081.936</text:p>
          </table:table-cell>
          <table:table-cell office:value-type="float" office:value="1739044084.376" calcext:value-type="float">
            <text:p>1739044084.3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7]-[.A237]" office:value-type="float" office:value="2.43999981880188" calcext:value-type="float">
            <text:p>2.43999981880188</text:p>
          </table:table-cell>
          <table:table-cell/>
          <table:table-cell table:formula="of:=[.H237] - [.K237]" office:value-type="float" office:value="1.73300004005432" calcext:value-type="float">
            <text:p>1.7330000400543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82.103" calcext:value-type="float">
            <text:p>1739044082.103</text:p>
          </table:table-cell>
          <table:table-cell office:value-type="float" office:value="1739044084.667" calcext:value-type="float">
            <text:p>1739044084.6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8]-[.A238]" office:value-type="float" office:value="2.56400012969971" calcext:value-type="float">
            <text:p>2.56400012969971</text:p>
          </table:table-cell>
          <table:table-cell/>
          <table:table-cell table:formula="of:=[.H238] - [.K238]" office:value-type="float" office:value="1.85700035095215" calcext:value-type="float">
            <text:p>1.8570003509521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82.203" calcext:value-type="float">
            <text:p>1739044082.203</text:p>
          </table:table-cell>
          <table:table-cell office:value-type="float" office:value="1739044085.075" calcext:value-type="float">
            <text:p>1739044085.0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9]-[.A239]" office:value-type="float" office:value="2.87199997901917" calcext:value-type="float">
            <text:p>2.87199997901917</text:p>
          </table:table-cell>
          <table:table-cell/>
          <table:table-cell table:formula="of:=[.H239] - [.K239]" office:value-type="float" office:value="2.16500020027161" calcext:value-type="float">
            <text:p>2.1650002002716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88.236" calcext:value-type="float">
            <text:p>1739044088.236</text:p>
          </table:table-cell>
          <table:table-cell office:value-type="float" office:value="1739044090.3" calcext:value-type="float">
            <text:p>1739044090.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0]-[.A240]" office:value-type="float" office:value="2.06399989128113" calcext:value-type="float">
            <text:p>2.06399989128113</text:p>
          </table:table-cell>
          <table:table-cell/>
          <table:table-cell table:formula="of:=[.H240] - [.K240]" office:value-type="float" office:value="1.35700011253357" calcext:value-type="float">
            <text:p>1.3570001125335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89.87" calcext:value-type="float">
            <text:p>1739044089.87</text:p>
          </table:table-cell>
          <table:table-cell office:value-type="float" office:value="1739044091.371" calcext:value-type="float">
            <text:p>1739044091.3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1]-[.A241]" office:value-type="float" office:value="1.50100016593933" calcext:value-type="float">
            <text:p>1.50100016593933</text:p>
          </table:table-cell>
          <table:table-cell/>
          <table:table-cell table:formula="of:=[.H241] - [.K241]" office:value-type="float" office:value="0.794000387191772" calcext:value-type="float">
            <text:p>0.79400038719177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90.136" calcext:value-type="float">
            <text:p>1739044090.136</text:p>
          </table:table-cell>
          <table:table-cell office:value-type="float" office:value="1739044091.676" calcext:value-type="float">
            <text:p>1739044091.6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2]-[.A242]" office:value-type="float" office:value="1.54000020027161" calcext:value-type="float">
            <text:p>1.54000020027161</text:p>
          </table:table-cell>
          <table:table-cell/>
          <table:table-cell table:formula="of:=[.H242] - [.K242]" office:value-type="float" office:value="0.833000421524047" calcext:value-type="float">
            <text:p>0.83300042152404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93.87" calcext:value-type="float">
            <text:p>1739044093.87</text:p>
          </table:table-cell>
          <table:table-cell office:value-type="float" office:value="1739044095.625" calcext:value-type="float">
            <text:p>1739044095.6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3]-[.A243]" office:value-type="float" office:value="1.75500011444092" calcext:value-type="float">
            <text:p>1.75500011444092</text:p>
          </table:table-cell>
          <table:table-cell/>
          <table:table-cell table:formula="of:=[.H243] - [.K243]" office:value-type="float" office:value="1.04800033569336" calcext:value-type="float">
            <text:p>1.0480003356933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95.403" calcext:value-type="float">
            <text:p>1739044095.403</text:p>
          </table:table-cell>
          <table:table-cell office:value-type="float" office:value="1739044096.99" calcext:value-type="float">
            <text:p>1739044096.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4]-[.A244]" office:value-type="float" office:value="1.58699989318848" calcext:value-type="float">
            <text:p>1.58699989318848</text:p>
          </table:table-cell>
          <table:table-cell/>
          <table:table-cell table:formula="of:=[.H244] - [.K244]" office:value-type="float" office:value="0.880000114440917" calcext:value-type="float">
            <text:p>0.88000011444091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95.77" calcext:value-type="float">
            <text:p>1739044095.77</text:p>
          </table:table-cell>
          <table:table-cell office:value-type="float" office:value="1739044099.246" calcext:value-type="float">
            <text:p>1739044099.2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5]-[.A245]" office:value-type="float" office:value="3.4760000705719" calcext:value-type="float">
            <text:p>3.4760000705719</text:p>
          </table:table-cell>
          <table:table-cell/>
          <table:table-cell table:formula="of:=[.H245] - [.K245]" office:value-type="float" office:value="2.76900029182434" calcext:value-type="float">
            <text:p>2.7690002918243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98.003" calcext:value-type="float">
            <text:p>1739044098.003</text:p>
          </table:table-cell>
          <table:table-cell office:value-type="float" office:value="1739044100.029" calcext:value-type="float">
            <text:p>1739044100.0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6]-[.A246]" office:value-type="float" office:value="2.02600002288818" calcext:value-type="float">
            <text:p>2.02600002288818</text:p>
          </table:table-cell>
          <table:table-cell/>
          <table:table-cell table:formula="of:=[.H246] - [.K246]" office:value-type="float" office:value="1.31900024414062" calcext:value-type="float">
            <text:p>1.3190002441406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099.303" calcext:value-type="float">
            <text:p>1739044099.303</text:p>
          </table:table-cell>
          <table:table-cell office:value-type="float" office:value="1739044101.012" calcext:value-type="float">
            <text:p>1739044101.0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7]-[.A247]" office:value-type="float" office:value="1.70900011062622" calcext:value-type="float">
            <text:p>1.70900011062622</text:p>
          </table:table-cell>
          <table:table-cell/>
          <table:table-cell table:formula="of:=[.H247] - [.K247]" office:value-type="float" office:value="1.00200033187866" calcext:value-type="float">
            <text:p>1.0020003318786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00.103" calcext:value-type="float">
            <text:p>1739044100.103</text:p>
          </table:table-cell>
          <table:table-cell office:value-type="float" office:value="1739044103.224" calcext:value-type="float">
            <text:p>1739044103.2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8]-[.A248]" office:value-type="float" office:value="3.12100005149841" calcext:value-type="float">
            <text:p>3.12100005149841</text:p>
          </table:table-cell>
          <table:table-cell/>
          <table:table-cell table:formula="of:=[.H248] - [.K248]" office:value-type="float" office:value="2.41400027275085" calcext:value-type="float">
            <text:p>2.4140002727508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00.137" calcext:value-type="float">
            <text:p>1739044100.137</text:p>
          </table:table-cell>
          <table:table-cell office:value-type="float" office:value="1739044103.514" calcext:value-type="float">
            <text:p>1739044103.5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9]-[.A249]" office:value-type="float" office:value="3.3769998550415" calcext:value-type="float">
            <text:p>3.3769998550415</text:p>
          </table:table-cell>
          <table:table-cell/>
          <table:table-cell table:formula="of:=[.H249] - [.K249]" office:value-type="float" office:value="2.67000007629394" calcext:value-type="float">
            <text:p>2.6700000762939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03.67" calcext:value-type="float">
            <text:p>1739044103.67</text:p>
          </table:table-cell>
          <table:table-cell office:value-type="float" office:value="1739044107.274" calcext:value-type="float">
            <text:p>1739044107.2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0]-[.A250]" office:value-type="float" office:value="3.60399985313416" calcext:value-type="float">
            <text:p>3.60399985313416</text:p>
          </table:table-cell>
          <table:table-cell/>
          <table:table-cell table:formula="of:=[.H250] - [.K250]" office:value-type="float" office:value="2.8970000743866" calcext:value-type="float">
            <text:p>2.897000074386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06.137" calcext:value-type="float">
            <text:p>1739044106.137</text:p>
          </table:table-cell>
          <table:table-cell office:value-type="float" office:value="1739044108.508" calcext:value-type="float">
            <text:p>1739044108.5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1]-[.A251]" office:value-type="float" office:value="2.37099981307983" calcext:value-type="float">
            <text:p>2.37099981307983</text:p>
          </table:table-cell>
          <table:table-cell/>
          <table:table-cell table:formula="of:=[.H251] - [.K251]" office:value-type="float" office:value="1.66400003433228" calcext:value-type="float">
            <text:p>1.6640000343322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06.403" calcext:value-type="float">
            <text:p>1739044106.403</text:p>
          </table:table-cell>
          <table:table-cell office:value-type="float" office:value="1739044108.79" calcext:value-type="float">
            <text:p>1739044108.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2]-[.A252]" office:value-type="float" office:value="2.38699984550476" calcext:value-type="float">
            <text:p>2.38699984550476</text:p>
          </table:table-cell>
          <table:table-cell/>
          <table:table-cell table:formula="of:=[.H252] - [.K252]" office:value-type="float" office:value="1.6800000667572" calcext:value-type="float">
            <text:p>1.680000066757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10.503" calcext:value-type="float">
            <text:p>1739044110.503</text:p>
          </table:table-cell>
          <table:table-cell office:value-type="float" office:value="1739044112.275" calcext:value-type="float">
            <text:p>1739044112.2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3]-[.A253]" office:value-type="float" office:value="1.7720000743866" calcext:value-type="float">
            <text:p>1.7720000743866</text:p>
          </table:table-cell>
          <table:table-cell/>
          <table:table-cell table:formula="of:=[.H253] - [.K253]" office:value-type="float" office:value="1.06500029563904" calcext:value-type="float">
            <text:p>1.0650002956390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10.97" calcext:value-type="float">
            <text:p>1739044110.97</text:p>
          </table:table-cell>
          <table:table-cell office:value-type="float" office:value="1739044112.612" calcext:value-type="float">
            <text:p>1739044112.6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4]-[.A254]" office:value-type="float" office:value="1.64199995994568" calcext:value-type="float">
            <text:p>1.64199995994568</text:p>
          </table:table-cell>
          <table:table-cell/>
          <table:table-cell table:formula="of:=[.H254] - [.K254]" office:value-type="float" office:value="0.93500018119812" calcext:value-type="float">
            <text:p>0.9350001811981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11.703" calcext:value-type="float">
            <text:p>1739044111.703</text:p>
          </table:table-cell>
          <table:table-cell office:value-type="float" office:value="1739044114.016" calcext:value-type="float">
            <text:p>1739044114.0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5]-[.A255]" office:value-type="float" office:value="2.31299996376038" calcext:value-type="float">
            <text:p>2.31299996376038</text:p>
          </table:table-cell>
          <table:table-cell/>
          <table:table-cell table:formula="of:=[.H255] - [.K255]" office:value-type="float" office:value="1.60600018501282" calcext:value-type="float">
            <text:p>1.6060001850128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12.736" calcext:value-type="float">
            <text:p>1739044112.736</text:p>
          </table:table-cell>
          <table:table-cell office:value-type="float" office:value="1739044114.327" calcext:value-type="float">
            <text:p>1739044114.3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6]-[.A256]" office:value-type="float" office:value="1.59099984169006" calcext:value-type="float">
            <text:p>1.59099984169006</text:p>
          </table:table-cell>
          <table:table-cell/>
          <table:table-cell table:formula="of:=[.H256] - [.K256]" office:value-type="float" office:value="0.884000062942504" calcext:value-type="float">
            <text:p>0.88400006294250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13.503" calcext:value-type="float">
            <text:p>1739044113.503</text:p>
          </table:table-cell>
          <table:table-cell office:value-type="float" office:value="1739044115.5" calcext:value-type="float">
            <text:p>1739044115.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7]-[.A257]" office:value-type="float" office:value="1.99699997901917" calcext:value-type="float">
            <text:p>1.99699997901917</text:p>
          </table:table-cell>
          <table:table-cell/>
          <table:table-cell table:formula="of:=[.H257] - [.K257]" office:value-type="float" office:value="1.29000020027161" calcext:value-type="float">
            <text:p>1.2900002002716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13.57" calcext:value-type="float">
            <text:p>1739044113.57</text:p>
          </table:table-cell>
          <table:table-cell office:value-type="float" office:value="1739044115.785" calcext:value-type="float">
            <text:p>1739044115.7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8]-[.A258]" office:value-type="float" office:value="2.21500015258789" calcext:value-type="float">
            <text:p>2.21500015258789</text:p>
          </table:table-cell>
          <table:table-cell/>
          <table:table-cell table:formula="of:=[.H258] - [.K258]" office:value-type="float" office:value="1.50800037384033" calcext:value-type="float">
            <text:p>1.5080003738403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16.437" calcext:value-type="float">
            <text:p>1739044116.437</text:p>
          </table:table-cell>
          <table:table-cell office:value-type="float" office:value="1739044118.172" calcext:value-type="float">
            <text:p>1739044118.1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9]-[.A259]" office:value-type="float" office:value="1.73499989509583" calcext:value-type="float">
            <text:p>1.73499989509583</text:p>
          </table:table-cell>
          <table:table-cell/>
          <table:table-cell table:formula="of:=[.H259] - [.K259]" office:value-type="float" office:value="1.02800011634827" calcext:value-type="float">
            <text:p>1.0280001163482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17.003" calcext:value-type="float">
            <text:p>1739044117.003</text:p>
          </table:table-cell>
          <table:table-cell office:value-type="float" office:value="1739044119.016" calcext:value-type="float">
            <text:p>1739044119.0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0]-[.A260]" office:value-type="float" office:value="2.01300001144409" calcext:value-type="float">
            <text:p>2.01300001144409</text:p>
          </table:table-cell>
          <table:table-cell/>
          <table:table-cell table:formula="of:=[.H260] - [.K260]" office:value-type="float" office:value="1.30600023269653" calcext:value-type="float">
            <text:p>1.3060002326965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18.437" calcext:value-type="float">
            <text:p>1739044118.437</text:p>
          </table:table-cell>
          <table:table-cell office:value-type="float" office:value="1739044121.433" calcext:value-type="float">
            <text:p>1739044121.4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1]-[.A261]" office:value-type="float" office:value="2.99600005149841" calcext:value-type="float">
            <text:p>2.99600005149841</text:p>
          </table:table-cell>
          <table:table-cell/>
          <table:table-cell table:formula="of:=[.H261] - [.K261]" office:value-type="float" office:value="2.28900027275085" calcext:value-type="float">
            <text:p>2.2890002727508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0.203" calcext:value-type="float">
            <text:p>1739044120.203</text:p>
          </table:table-cell>
          <table:table-cell office:value-type="float" office:value="1739044122.129" calcext:value-type="float">
            <text:p>1739044122.1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2]-[.A262]" office:value-type="float" office:value="1.92599987983704" calcext:value-type="float">
            <text:p>1.92599987983704</text:p>
          </table:table-cell>
          <table:table-cell/>
          <table:table-cell table:formula="of:=[.H262] - [.K262]" office:value-type="float" office:value="1.21900010108948" calcext:value-type="float">
            <text:p>1.2190001010894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0.937" calcext:value-type="float">
            <text:p>1739044120.937</text:p>
          </table:table-cell>
          <table:table-cell office:value-type="float" office:value="1739044122.541" calcext:value-type="float">
            <text:p>1739044122.5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3]-[.A263]" office:value-type="float" office:value="1.60399985313416" calcext:value-type="float">
            <text:p>1.60399985313416</text:p>
          </table:table-cell>
          <table:table-cell/>
          <table:table-cell table:formula="of:=[.H263] - [.K263]" office:value-type="float" office:value="0.897000074386596" calcext:value-type="float">
            <text:p>0.89700007438659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1.237" calcext:value-type="float">
            <text:p>1739044121.237</text:p>
          </table:table-cell>
          <table:table-cell office:value-type="float" office:value="1739044122.838" calcext:value-type="float">
            <text:p>1739044122.8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4]-[.A264]" office:value-type="float" office:value="1.6010000705719" calcext:value-type="float">
            <text:p>1.6010000705719</text:p>
          </table:table-cell>
          <table:table-cell/>
          <table:table-cell table:formula="of:=[.H264] - [.K264]" office:value-type="float" office:value="0.89400029182434" calcext:value-type="float">
            <text:p>0.8940002918243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1.503" calcext:value-type="float">
            <text:p>1739044121.503</text:p>
          </table:table-cell>
          <table:table-cell office:value-type="float" office:value="1739044123.121" calcext:value-type="float">
            <text:p>1739044123.1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5]-[.A265]" office:value-type="float" office:value="1.61800003051758" calcext:value-type="float">
            <text:p>1.61800003051758</text:p>
          </table:table-cell>
          <table:table-cell/>
          <table:table-cell table:formula="of:=[.H265] - [.K265]" office:value-type="float" office:value="0.911000251770019" calcext:value-type="float">
            <text:p>0.91100025177001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1.803" calcext:value-type="float">
            <text:p>1739044121.803</text:p>
          </table:table-cell>
          <table:table-cell office:value-type="float" office:value="1739044123.693" calcext:value-type="float">
            <text:p>1739044123.6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6]-[.A266]" office:value-type="float" office:value="1.89000010490417" calcext:value-type="float">
            <text:p>1.89000010490417</text:p>
          </table:table-cell>
          <table:table-cell/>
          <table:table-cell table:formula="of:=[.H266] - [.K266]" office:value-type="float" office:value="1.18300032615662" calcext:value-type="float">
            <text:p>1.1830003261566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2.97" calcext:value-type="float">
            <text:p>1739044122.97</text:p>
          </table:table-cell>
          <table:table-cell office:value-type="float" office:value="1739044124.717" calcext:value-type="float">
            <text:p>1739044124.7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7]-[.A267]" office:value-type="float" office:value="1.74699997901917" calcext:value-type="float">
            <text:p>1.74699997901917</text:p>
          </table:table-cell>
          <table:table-cell/>
          <table:table-cell table:formula="of:=[.H267] - [.K267]" office:value-type="float" office:value="1.04000020027161" calcext:value-type="float">
            <text:p>1.0400002002716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3.303" calcext:value-type="float">
            <text:p>1739044123.303</text:p>
          </table:table-cell>
          <table:table-cell office:value-type="float" office:value="1739044124.9" calcext:value-type="float">
            <text:p>1739044124.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8]-[.A268]" office:value-type="float" office:value="1.59700012207031" calcext:value-type="float">
            <text:p>1.59700012207031</text:p>
          </table:table-cell>
          <table:table-cell/>
          <table:table-cell table:formula="of:=[.H268] - [.K268]" office:value-type="float" office:value="0.890000343322753" calcext:value-type="float">
            <text:p>0.89000034332275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3.637" calcext:value-type="float">
            <text:p>1739044123.637</text:p>
          </table:table-cell>
          <table:table-cell office:value-type="float" office:value="1739044125.223" calcext:value-type="float">
            <text:p>1739044125.2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9]-[.A269]" office:value-type="float" office:value="1.58599996566772" calcext:value-type="float">
            <text:p>1.58599996566772</text:p>
          </table:table-cell>
          <table:table-cell/>
          <table:table-cell table:formula="of:=[.H269] - [.K269]" office:value-type="float" office:value="0.879000186920166" calcext:value-type="float">
            <text:p>0.879000186920166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4.037" calcext:value-type="float">
            <text:p>1739044124.037</text:p>
          </table:table-cell>
          <table:table-cell office:value-type="float" office:value="1739044125.525" calcext:value-type="float">
            <text:p>1739044125.5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0]-[.A270]" office:value-type="float" office:value="1.48800015449524" calcext:value-type="float">
            <text:p>1.48800015449524</text:p>
          </table:table-cell>
          <table:table-cell/>
          <table:table-cell table:formula="of:=[.H270] - [.K270]" office:value-type="float" office:value="0.78100037574768" calcext:value-type="float">
            <text:p>0.7810003757476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4.07" calcext:value-type="float">
            <text:p>1739044124.07</text:p>
          </table:table-cell>
          <table:table-cell office:value-type="float" office:value="1739044125.81" calcext:value-type="float">
            <text:p>1739044125.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1]-[.A271]" office:value-type="float" office:value="1.74000000953674" calcext:value-type="float">
            <text:p>1.74000000953674</text:p>
          </table:table-cell>
          <table:table-cell/>
          <table:table-cell table:formula="of:=[.H271] - [.K271]" office:value-type="float" office:value="1.03300023078918" calcext:value-type="float">
            <text:p>1.0330002307891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4.803" calcext:value-type="float">
            <text:p>1739044124.803</text:p>
          </table:table-cell>
          <table:table-cell office:value-type="float" office:value="1739044127.29" calcext:value-type="float">
            <text:p>1739044127.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2]-[.A272]" office:value-type="float" office:value="2.48699998855591" calcext:value-type="float">
            <text:p>2.48699998855591</text:p>
          </table:table-cell>
          <table:table-cell/>
          <table:table-cell table:formula="of:=[.H272] - [.K272]" office:value-type="float" office:value="1.78000020980835" calcext:value-type="float">
            <text:p>1.7800002098083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4.937" calcext:value-type="float">
            <text:p>1739044124.937</text:p>
          </table:table-cell>
          <table:table-cell office:value-type="float" office:value="1739044127.571" calcext:value-type="float">
            <text:p>1739044127.5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3]-[.A273]" office:value-type="float" office:value="2.6340000629425" calcext:value-type="float">
            <text:p>2.6340000629425</text:p>
          </table:table-cell>
          <table:table-cell/>
          <table:table-cell table:formula="of:=[.H273] - [.K273]" office:value-type="float" office:value="1.92700028419495" calcext:value-type="float">
            <text:p>1.9270002841949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5.103" calcext:value-type="float">
            <text:p>1739044125.103</text:p>
          </table:table-cell>
          <table:table-cell office:value-type="float" office:value="1739044127.863" calcext:value-type="float">
            <text:p>1739044127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4]-[.A274]" office:value-type="float" office:value="2.75999999046326" calcext:value-type="float">
            <text:p>2.75999999046326</text:p>
          </table:table-cell>
          <table:table-cell/>
          <table:table-cell table:formula="of:=[.H274] - [.K274]" office:value-type="float" office:value="2.0530002117157" calcext:value-type="float">
            <text:p>2.053000211715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6.537" calcext:value-type="float">
            <text:p>1739044126.537</text:p>
          </table:table-cell>
          <table:table-cell office:value-type="float" office:value="1739044128.152" calcext:value-type="float">
            <text:p>1739044128.1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5]-[.A275]" office:value-type="float" office:value="1.61500000953674" calcext:value-type="float">
            <text:p>1.61500000953674</text:p>
          </table:table-cell>
          <table:table-cell/>
          <table:table-cell table:formula="of:=[.H275] - [.K275]" office:value-type="float" office:value="0.908000230789184" calcext:value-type="float">
            <text:p>0.90800023078918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6.903" calcext:value-type="float">
            <text:p>1739044126.903</text:p>
          </table:table-cell>
          <table:table-cell office:value-type="float" office:value="1739044128.446" calcext:value-type="float">
            <text:p>1739044128.4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6]-[.A276]" office:value-type="float" office:value="1.54299998283386" calcext:value-type="float">
            <text:p>1.54299998283386</text:p>
          </table:table-cell>
          <table:table-cell/>
          <table:table-cell table:formula="of:=[.H276] - [.K276]" office:value-type="float" office:value="0.836000204086303" calcext:value-type="float">
            <text:p>0.83600020408630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7.57" calcext:value-type="float">
            <text:p>1739044127.57</text:p>
          </table:table-cell>
          <table:table-cell office:value-type="float" office:value="1739044130.333" calcext:value-type="float">
            <text:p>1739044130.3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7]-[.A277]" office:value-type="float" office:value="2.76300001144409" calcext:value-type="float">
            <text:p>2.76300001144409</text:p>
          </table:table-cell>
          <table:table-cell/>
          <table:table-cell table:formula="of:=[.H277] - [.K277]" office:value-type="float" office:value="2.05600023269653" calcext:value-type="float">
            <text:p>2.0560002326965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29.37" calcext:value-type="float">
            <text:p>1739044129.37</text:p>
          </table:table-cell>
          <table:table-cell office:value-type="float" office:value="1739044131.913" calcext:value-type="float">
            <text:p>1739044131.9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8]-[.A278]" office:value-type="float" office:value="2.54300022125244" calcext:value-type="float">
            <text:p>2.54300022125244</text:p>
          </table:table-cell>
          <table:table-cell/>
          <table:table-cell table:formula="of:=[.H278] - [.K278]" office:value-type="float" office:value="1.83600044250488" calcext:value-type="float">
            <text:p>1.8360004425048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34.003" calcext:value-type="float">
            <text:p>1739044134.003</text:p>
          </table:table-cell>
          <table:table-cell office:value-type="float" office:value="1739044135.646" calcext:value-type="float">
            <text:p>1739044135.6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9]-[.A279]" office:value-type="float" office:value="1.64299988746643" calcext:value-type="float">
            <text:p>1.64299988746643</text:p>
          </table:table-cell>
          <table:table-cell/>
          <table:table-cell table:formula="of:=[.H279] - [.K279]" office:value-type="float" office:value="0.936000108718872" calcext:value-type="float">
            <text:p>0.936000108718872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34.07" calcext:value-type="float">
            <text:p>1739044134.07</text:p>
          </table:table-cell>
          <table:table-cell office:value-type="float" office:value="1739044135.957" calcext:value-type="float">
            <text:p>1739044135.9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0]-[.A280]" office:value-type="float" office:value="1.88700008392334" calcext:value-type="float">
            <text:p>1.88700008392334</text:p>
          </table:table-cell>
          <table:table-cell/>
          <table:table-cell table:formula="of:=[.H280] - [.K280]" office:value-type="float" office:value="1.18000030517578" calcext:value-type="float">
            <text:p>1.18000030517578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34.103" calcext:value-type="float">
            <text:p>1739044134.103</text:p>
          </table:table-cell>
          <table:table-cell office:value-type="float" office:value="1739044136.259" calcext:value-type="float">
            <text:p>1739044136.2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1]-[.A281]" office:value-type="float" office:value="2.1560001373291" calcext:value-type="float">
            <text:p>2.1560001373291</text:p>
          </table:table-cell>
          <table:table-cell/>
          <table:table-cell table:formula="of:=[.H281] - [.K281]" office:value-type="float" office:value="1.44900035858154" calcext:value-type="float">
            <text:p>1.4490003585815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34.37" calcext:value-type="float">
            <text:p>1739044134.37</text:p>
          </table:table-cell>
          <table:table-cell office:value-type="float" office:value="1739044136.551" calcext:value-type="float">
            <text:p>1739044136.5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2]-[.A282]" office:value-type="float" office:value="2.18100023269653" calcext:value-type="float">
            <text:p>2.18100023269653</text:p>
          </table:table-cell>
          <table:table-cell/>
          <table:table-cell table:formula="of:=[.H282] - [.K282]" office:value-type="float" office:value="1.47400045394897" calcext:value-type="float">
            <text:p>1.4740004539489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37.436" calcext:value-type="float">
            <text:p>1739044137.436</text:p>
          </table:table-cell>
          <table:table-cell office:value-type="float" office:value="1739044139.244" calcext:value-type="float">
            <text:p>1739044139.2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3]-[.A283]" office:value-type="float" office:value="1.80799984931946" calcext:value-type="float">
            <text:p>1.80799984931946</text:p>
          </table:table-cell>
          <table:table-cell/>
          <table:table-cell table:formula="of:=[.H283] - [.K283]" office:value-type="float" office:value="1.1010000705719" calcext:value-type="float">
            <text:p>1.101000070571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37.67" calcext:value-type="float">
            <text:p>1739044137.67</text:p>
          </table:table-cell>
          <table:table-cell office:value-type="float" office:value="1739044139.431" calcext:value-type="float">
            <text:p>1739044139.4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4]-[.A284]" office:value-type="float" office:value="1.76099991798401" calcext:value-type="float">
            <text:p>1.76099991798401</text:p>
          </table:table-cell>
          <table:table-cell/>
          <table:table-cell table:formula="of:=[.H284] - [.K284]" office:value-type="float" office:value="1.05400013923645" calcext:value-type="float">
            <text:p>1.0540001392364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38.57" calcext:value-type="float">
            <text:p>1739044138.57</text:p>
          </table:table-cell>
          <table:table-cell office:value-type="float" office:value="1739044140.3" calcext:value-type="float">
            <text:p>1739044140.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5]-[.A285]" office:value-type="float" office:value="1.73000001907349" calcext:value-type="float">
            <text:p>1.73000001907349</text:p>
          </table:table-cell>
          <table:table-cell/>
          <table:table-cell table:formula="of:=[.H285] - [.K285]" office:value-type="float" office:value="1.02300024032593" calcext:value-type="float">
            <text:p>1.0230002403259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38.87" calcext:value-type="float">
            <text:p>1739044138.87</text:p>
          </table:table-cell>
          <table:table-cell office:value-type="float" office:value="1739044140.59" calcext:value-type="float">
            <text:p>1739044140.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6]-[.A286]" office:value-type="float" office:value="1.72000002861023" calcext:value-type="float">
            <text:p>1.72000002861023</text:p>
          </table:table-cell>
          <table:table-cell/>
          <table:table-cell table:formula="of:=[.H286] - [.K286]" office:value-type="float" office:value="1.01300024986267" calcext:value-type="float">
            <text:p>1.01300024986267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39.703" calcext:value-type="float">
            <text:p>1739044139.703</text:p>
          </table:table-cell>
          <table:table-cell office:value-type="float" office:value="1739044141.393" calcext:value-type="float">
            <text:p>1739044141.3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7]-[.A287]" office:value-type="float" office:value="1.68999981880188" calcext:value-type="float">
            <text:p>1.68999981880188</text:p>
          </table:table-cell>
          <table:table-cell/>
          <table:table-cell table:formula="of:=[.H287] - [.K287]" office:value-type="float" office:value="0.983000040054321" calcext:value-type="float">
            <text:p>0.98300004005432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40.07" calcext:value-type="float">
            <text:p>1739044140.07</text:p>
          </table:table-cell>
          <table:table-cell office:value-type="float" office:value="1739044141.671" calcext:value-type="float">
            <text:p>1739044141.6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8]-[.A288]" office:value-type="float" office:value="1.6010000705719" calcext:value-type="float">
            <text:p>1.6010000705719</text:p>
          </table:table-cell>
          <table:table-cell/>
          <table:table-cell table:formula="of:=[.H288] - [.K288]" office:value-type="float" office:value="0.89400029182434" calcext:value-type="float">
            <text:p>0.89400029182434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40.337" calcext:value-type="float">
            <text:p>1739044140.337</text:p>
          </table:table-cell>
          <table:table-cell office:value-type="float" office:value="1739044141.956" calcext:value-type="float">
            <text:p>1739044141.9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9]-[.A289]" office:value-type="float" office:value="1.61900019645691" calcext:value-type="float">
            <text:p>1.61900019645691</text:p>
          </table:table-cell>
          <table:table-cell/>
          <table:table-cell table:formula="of:=[.H289] - [.K289]" office:value-type="float" office:value="0.91200041770935" calcext:value-type="float">
            <text:p>0.91200041770935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40.67" calcext:value-type="float">
            <text:p>1739044140.67</text:p>
          </table:table-cell>
          <table:table-cell office:value-type="float" office:value="1739044142.246" calcext:value-type="float">
            <text:p>1739044142.2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0]-[.A290]" office:value-type="float" office:value="1.57599997520447" calcext:value-type="float">
            <text:p>1.57599997520447</text:p>
          </table:table-cell>
          <table:table-cell/>
          <table:table-cell table:formula="of:=[.H290] - [.K290]" office:value-type="float" office:value="0.869000196456909" calcext:value-type="float">
            <text:p>0.869000196456909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41.803" calcext:value-type="float">
            <text:p>1739044141.803</text:p>
          </table:table-cell>
          <table:table-cell office:value-type="float" office:value="1739044143.321" calcext:value-type="float">
            <text:p>1739044143.3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1]-[.A291]" office:value-type="float" office:value="1.51800012588501" calcext:value-type="float">
            <text:p>1.51800012588501</text:p>
          </table:table-cell>
          <table:table-cell/>
          <table:table-cell table:formula="of:=[.H291] - [.K291]" office:value-type="float" office:value="0.811000347137451" calcext:value-type="float">
            <text:p>0.811000347137451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office:value-type="float" office:value="1739044141.87" calcext:value-type="float">
            <text:p>1739044141.87</text:p>
          </table:table-cell>
          <table:table-cell office:value-type="float" office:value="1739044144.109" calcext:value-type="float">
            <text:p>1739044144.1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2]-[.A292]" office:value-type="float" office:value="2.23900008201599" calcext:value-type="float">
            <text:p>2.23900008201599</text:p>
          </table:table-cell>
          <table:table-cell/>
          <table:table-cell table:formula="of:=[.H292] - [.K292]" office:value-type="float" office:value="1.53200030326843" calcext:value-type="float">
            <text:p>1.53200030326843</text:p>
          </table:table-cell>
          <table:table-cell table:formula="of:=[.$H$300]" office:value-type="float" office:value="0.706999778747559" calcext:value-type="float">
            <text:p>0.706999778747559</text:p>
          </table:table-cell>
          <table:table-cell table:number-columns-repeated="1013"/>
        </table:table-row>
        <table:table-row table:style-name="ro1">
          <table:table-cell table:style-name="ce2" office:value-type="float" office:value="1739044144.37" calcext:value-type="float">
            <text:p>1739044144.37</text:p>
          </table:table-cell>
          <table:table-cell table:style-name="ce2" office:value-type="float" office:value="1739044145.962" calcext:value-type="float">
            <text:p>1739044145.962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843200" calcext:value-type="float">
            <text:p>1843200</text:p>
          </table:table-cell>
          <table:table-cell table:style-name="ce2"/>
          <table:table-cell table:style-name="ce2" table:formula="of:=[.B293]-[.A293]" office:value-type="float" office:value="1.59200000762939" calcext:value-type="float">
            <text:p>1.59200000762939</text:p>
          </table:table-cell>
          <table:table-cell table:style-name="ce2"/>
          <table:table-cell table:style-name="ce2" table:formula="of:=[.H293] - [.K293]" office:value-type="float" office:value="0.885000228881835" calcext:value-type="float">
            <text:p>0.885000228881835</text:p>
          </table:table-cell>
          <table:table-cell table:style-name="ce2" table:formula="of:=[.$H$300]" office:value-type="float" office:value="0.706999778747559" calcext:value-type="float">
            <text:p>0.706999778747559</text:p>
          </table:table-cell>
          <table:table-cell table:style-name="ce2" table:number-columns-repeated="1013"/>
        </table:table-row>
        <table:table-row table:style-name="ro1">
          <table:table-cell table:number-columns-repeated="10"/>
          <table:table-cell table:style-name="ce3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table:formula="of:=MEDIAN([.H37:.H293])" office:value-type="float" office:value="1.81500005722046" calcext:value-type="float">
            <text:p>1.81500005722046</text:p>
          </table:table-cell>
          <table:table-cell/>
          <table:table-cell table:formula="of:=[.H295]-[.$H$300]" office:value-type="float" office:value="1.1080002784729" calcext:value-type="float">
            <text:p>1.1080002784729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37:.H293]) / ([.A293] - [.A37])" office:value-type="float" office:value="0.855808006309791" calcext:value-type="float">
            <text:p>0.85580800630979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706999778747559" calcext:value-type="float">
            <text:p>0.70699977874755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2-09T17:11:20.004149498</dc:date>
    <meta:editing-duration>PT32M17S</meta:editing-duration>
    <meta:editing-cycles>4</meta:editing-cycles>
    <meta:document-statistic meta:table-count="1" meta:cell-count="2644" meta:object-count="0"/>
  </office:meta>
</office:document-meta>
</file>